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3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etwork 25k" table:style-name="ta1">
        <table:shapes>
          <draw:frame draw:z-index="0" draw:style-name="gr1" draw:text-style-name="P1" svg:width="453.51pt" svg:height="255.09pt" svg:x="217.76pt" svg:y="24.69pt">
            <loext:p draw:notify-on-update-of-ranges="'network 25k'.A1:'network 25k'.A8 'network 25k'.B1:'network 25k'.B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9.59405801489409" calcext:value-type="float">
            <text:p>9.5940580149</text:p>
          </table:table-cell>
          <table:table-cell office:value-type="float" office:value="656355.648000008" calcext:value-type="float">
            <text:p>656355.648000008</text:p>
          </table:table-cell>
        </table:table-row>
        <table:table-row table:style-name="ro1">
          <table:table-cell office:value-type="float" office:value="9.59310254174594" calcext:value-type="float">
            <text:p>9.5931025417</text:p>
          </table:table-cell>
          <table:table-cell office:value-type="float" office:value="656831.830000008" calcext:value-type="float">
            <text:p>656831.830000008</text:p>
          </table:table-cell>
        </table:table-row>
        <table:table-row table:style-name="ro1">
          <table:table-cell office:value-type="float" office:value="9.59336902849125" calcext:value-type="float">
            <text:p>9.5933690285</text:p>
          </table:table-cell>
          <table:table-cell office:value-type="float" office:value="656586.013000008" calcext:value-type="float">
            <text:p>656586.013000008</text:p>
          </table:table-cell>
        </table:table-row>
        <table:table-row table:style-name="ro1">
          <table:table-cell office:value-type="float" office:value="9.59339636992643" calcext:value-type="float">
            <text:p>9.5933963699</text:p>
          </table:table-cell>
          <table:table-cell office:value-type="float" office:value="656427.635000008" calcext:value-type="float">
            <text:p>656427.635000008</text:p>
          </table:table-cell>
        </table:table-row>
        <table:table-row table:style-name="ro1">
          <table:table-cell office:value-type="float" office:value="9.59306804469495" calcext:value-type="float">
            <text:p>9.5930680447</text:p>
          </table:table-cell>
          <table:table-cell office:value-type="float" office:value="656943.068000008" calcext:value-type="float">
            <text:p>656943.068000008</text:p>
          </table:table-cell>
        </table:table-row>
        <table:table-row table:style-name="ro1">
          <table:table-cell office:value-type="float" office:value="9.59293334336631" calcext:value-type="float">
            <text:p>9.5929333434</text:p>
          </table:table-cell>
          <table:table-cell office:value-type="float" office:value="657212.896000008" calcext:value-type="float">
            <text:p>657212.896000008</text:p>
          </table:table-cell>
        </table:table-row>
        <table:table-row table:style-name="ro1">
          <table:table-cell office:value-type="float" office:value="9.5932754973015" calcext:value-type="float">
            <text:p>9.5932754973</text:p>
          </table:table-cell>
          <table:table-cell office:value-type="float" office:value="656763.064000009" calcext:value-type="float">
            <text:p>656763.064000009</text:p>
          </table:table-cell>
        </table:table-row>
        <table:table-row table:style-name="ro1">
          <table:table-cell office:value-type="float" office:value="9.59374301396816" calcext:value-type="float">
            <text:p>9.593743014</text:p>
          </table:table-cell>
          <table:table-cell office:value-type="float" office:value="656387.965000008" calcext:value-type="float">
            <text:p>656387.965000008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formula="of:=([.A1]/4)*24*365" office:value-type="float" office:value="21010.9870526181" calcext:value-type="float">
            <text:p>21010.9870526181</text:p>
          </table:table-cell>
          <table:table-cell/>
        </table:table-row>
        <table:table-row table:style-name="ro1">
          <table:table-cell table:formula="of:=([.A2]/4)*24*365" office:value-type="float" office:value="21008.8945664236" calcext:value-type="float">
            <text:p>21008.8945664236</text:p>
          </table:table-cell>
          <table:table-cell/>
        </table:table-row>
        <table:table-row table:style-name="ro1">
          <table:table-cell table:formula="of:=([.A3]/4)*24*365" office:value-type="float" office:value="21009.4781723958" calcext:value-type="float">
            <text:p>21009.4781723958</text:p>
          </table:table-cell>
          <table:table-cell/>
        </table:table-row>
        <table:table-row table:style-name="ro1">
          <table:table-cell table:formula="of:=([.A4]/4)*24*365" office:value-type="float" office:value="21009.5380501389" calcext:value-type="float">
            <text:p>21009.5380501389</text:p>
          </table:table-cell>
          <table:table-cell/>
        </table:table-row>
        <table:table-row table:style-name="ro1">
          <table:table-cell table:formula="of:=([.A5]/4)*24*365" office:value-type="float" office:value="21008.8190178819" calcext:value-type="float">
            <text:p>21008.8190178819</text:p>
          </table:table-cell>
          <table:table-cell/>
        </table:table-row>
        <table:table-row table:style-name="ro1">
          <table:table-cell table:formula="of:=([.A6]/4)*24*365" office:value-type="float" office:value="21008.5240219722" calcext:value-type="float">
            <text:p>21008.5240219722</text:p>
          </table:table-cell>
          <table:table-cell/>
        </table:table-row>
        <table:table-row table:style-name="ro1">
          <table:table-cell table:formula="of:=([.A7]/4)*24*365" office:value-type="float" office:value="21009.2733390903" calcext:value-type="float">
            <text:p>21009.2733390903</text:p>
          </table:table-cell>
          <table:table-cell/>
        </table:table-row>
        <table:table-row table:style-name="ro1">
          <table:table-cell table:formula="of:=([.A8]/4)*24*365" office:value-type="float" office:value="21010.2972005903" calcext:value-type="float">
            <text:p>21010.2972005903</text:p>
          </table:table-cell>
          <table:table-cell/>
        </table:table-row>
      </table:table>
      <table:table table:name="computing 25k" table:style-name="ta1">
        <table:table-column table:style-name="co1" table:number-columns-repeated="2" table:default-cell-style-name="Default"/>
        <table:table-row table:style-name="ro1">
          <table:table-cell office:value-type="float" office:value="9.59598665263508" calcext:value-type="float">
            <text:p>9.5959866526</text:p>
          </table:table-cell>
          <table:table-cell office:value-type="float" office:value="654179.101000004" calcext:value-type="float">
            <text:p>654179.101000004</text:p>
          </table:table-cell>
        </table:table-row>
        <table:table-row table:style-name="ro1">
          <table:table-cell office:value-type="float" office:value="9.59526333434805" calcext:value-type="float">
            <text:p>9.5952633343</text:p>
          </table:table-cell>
          <table:table-cell office:value-type="float" office:value="654258.809000003" calcext:value-type="float">
            <text:p>654258.809000003</text:p>
          </table:table-cell>
        </table:table-row>
        <table:table-row table:style-name="ro1">
          <table:table-cell office:value-type="float" office:value="9.59467241536656" calcext:value-type="float">
            <text:p>9.5946724154</text:p>
          </table:table-cell>
          <table:table-cell office:value-type="float" office:value="654312.188000003" calcext:value-type="float">
            <text:p>654312.188000003</text:p>
          </table:table-cell>
        </table:table-row>
        <table:table-row table:style-name="ro1">
          <table:table-cell office:value-type="float" office:value="9.59462427300545" calcext:value-type="float">
            <text:p>9.594624273</text:p>
          </table:table-cell>
          <table:table-cell office:value-type="float" office:value="654465.922000001" calcext:value-type="float">
            <text:p>654465.922000001</text:p>
          </table:table-cell>
        </table:table-row>
        <table:table-row table:style-name="ro1">
          <table:table-cell office:value-type="float" office:value="9.59668213295916" calcext:value-type="float">
            <text:p>9.596682133</text:p>
          </table:table-cell>
          <table:table-cell office:value-type="float" office:value="654111.664000004" calcext:value-type="float">
            <text:p>654111.664000004</text:p>
          </table:table-cell>
        </table:table-row>
        <table:table-row table:style-name="ro1">
          <table:table-cell office:value-type="float" office:value="9.59416448481101" calcext:value-type="float">
            <text:p>9.5941644848</text:p>
          </table:table-cell>
          <table:table-cell office:value-type="float" office:value="655010.857000001" calcext:value-type="float">
            <text:p>655010.857000001</text:p>
          </table:table-cell>
        </table:table-row>
        <table:table-row table:style-name="ro1">
          <table:table-cell office:value-type="float" office:value="9.59416460147768" calcext:value-type="float">
            <text:p>9.5941646015</text:p>
          </table:table-cell>
          <table:table-cell office:value-type="float" office:value="654962.028000003" calcext:value-type="float">
            <text:p>654962.028000003</text:p>
          </table:table-cell>
        </table:table-row>
        <table:table-row table:style-name="ro1">
          <table:table-cell office:value-type="float" office:value="9.59418110218481" calcext:value-type="float">
            <text:p>9.5941811022</text:p>
          </table:table-cell>
          <table:table-cell office:value-type="float" office:value="654629.883000001" calcext:value-type="float">
            <text:p>654629.883000001</text:p>
          </table:table-cell>
        </table:table-row>
        <table:table-row table:style-name="ro1">
          <table:table-cell office:value-type="float" office:value="9.59416460147768" calcext:value-type="float">
            <text:p>9.5941646015</text:p>
          </table:table-cell>
          <table:table-cell office:value-type="float" office:value="654962.028000003" calcext:value-type="float">
            <text:p>654962.028000003</text:p>
          </table:table-cell>
        </table:table-row>
        <table:table-row table:style-name="ro1">
          <table:table-cell office:value-type="float" office:value="9.59398870332953" calcext:value-type="float">
            <text:p>9.5939887033</text:p>
          </table:table-cell>
          <table:table-cell office:value-type="float" office:value="655015.407000002" calcext:value-type="float">
            <text:p>655015.407000002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formula="of:=([.A1]/4)*24*365" office:value-type="float" office:value="21015.2107692708" calcext:value-type="float">
            <text:p>21015.2107692708</text:p>
          </table:table-cell>
          <table:table-cell/>
        </table:table-row>
        <table:table-row table:style-name="ro1">
          <table:table-cell table:formula="of:=([.A2]/4)*24*365" office:value-type="float" office:value="21013.6267022222" calcext:value-type="float">
            <text:p>21013.6267022222</text:p>
          </table:table-cell>
          <table:table-cell/>
        </table:table-row>
        <table:table-row table:style-name="ro1">
          <table:table-cell table:formula="of:=([.A3]/4)*24*365" office:value-type="float" office:value="21012.3325896528" calcext:value-type="float">
            <text:p>21012.3325896528</text:p>
          </table:table-cell>
          <table:table-cell/>
        </table:table-row>
        <table:table-row table:style-name="ro1">
          <table:table-cell table:formula="of:=([.A4]/4)*24*365" office:value-type="float" office:value="21012.2271578819" calcext:value-type="float">
            <text:p>21012.2271578819</text:p>
          </table:table-cell>
          <table:table-cell/>
        </table:table-row>
        <table:table-row table:style-name="ro1">
          <table:table-cell table:formula="of:=([.A5]/4)*24*365" office:value-type="float" office:value="21016.7338711806" calcext:value-type="float">
            <text:p>21016.7338711806</text:p>
          </table:table-cell>
          <table:table-cell/>
        </table:table-row>
        <table:table-row table:style-name="ro1">
          <table:table-cell table:formula="of:=([.A6]/4)*24*365" office:value-type="float" office:value="21011.2202217361" calcext:value-type="float">
            <text:p>21011.2202217361</text:p>
          </table:table-cell>
          <table:table-cell/>
        </table:table-row>
        <table:table-row table:style-name="ro1">
          <table:table-cell table:formula="of:=([.A7]/4)*24*365" office:value-type="float" office:value="21011.2204772361" calcext:value-type="float">
            <text:p>21011.2204772361</text:p>
          </table:table-cell>
          <table:table-cell/>
        </table:table-row>
        <table:table-row table:style-name="ro1">
          <table:table-cell table:formula="of:=([.A8]/4)*24*365" office:value-type="float" office:value="21011.2566137847" calcext:value-type="float">
            <text:p>21011.2566137847</text:p>
          </table:table-cell>
          <table:table-cell/>
        </table:table-row>
        <table:table-row table:style-name="ro1">
          <table:table-cell table:formula="of:=([.A9]/4)*24*365" office:value-type="float" office:value="21011.2204772361" calcext:value-type="float">
            <text:p>21011.2204772361</text:p>
          </table:table-cell>
          <table:table-cell/>
        </table:table-row>
        <table:table-row table:style-name="ro1">
          <table:table-cell table:formula="of:=([.A10]/4)*24*365" office:value-type="float" office:value="21010.8352602917" calcext:value-type="float">
            <text:p>21010.8352602917</text:p>
          </table:table-cell>
          <table:table-cell/>
        </table:table-row>
      </table:table>
      <table:table table:name="network 50k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float" office:value="9.58838610997273" calcext:value-type="float">
            <text:p>9.58838611</text:p>
          </table:table-cell>
          <table:table-cell office:value-type="float" office:value="656758.868000005" calcext:value-type="float">
            <text:p>656758.868000005</text:p>
          </table:table-cell>
          <table:table-cell table:formula="of:=([.A1]/4)*24*365" office:value-type="float" office:value="20998.5655808403" calcext:value-type="float">
            <text:p>20998.5655808403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2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3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4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5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6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7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8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9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10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11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12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13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14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15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16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17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18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19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20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21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22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23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24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25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26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27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28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29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30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31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32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33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34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35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36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37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38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39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40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41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42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43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44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45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46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47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48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49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50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51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52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53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54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55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56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57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58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59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60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61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62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63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64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65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66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67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68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69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70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71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72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73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74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75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76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77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78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79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80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81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82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83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84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85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86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87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88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89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90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91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92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93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94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7290256532" calcext:value-type="float">
            <text:p>9.5883729026</text:p>
          </table:table-cell>
          <table:table-cell office:value-type="float" office:value="656802.997000006" calcext:value-type="float">
            <text:p>656802.997000006</text:p>
          </table:table-cell>
          <table:table-cell table:formula="of:=([.A95]/4)*24*365" office:value-type="float" office:value="20998.5366566181" calcext:value-type="float">
            <text:p>20998.5366566181</text:p>
          </table:table-cell>
        </table:table-row>
        <table:table-row table:style-name="ro1">
          <table:table-cell office:value-type="float" office:value="9.58836073219495" calcext:value-type="float">
            <text:p>9.5883607322</text:p>
          </table:table-cell>
          <table:table-cell office:value-type="float" office:value="656803.893000005" calcext:value-type="float">
            <text:p>656803.893000005</text:p>
          </table:table-cell>
          <table:table-cell table:formula="of:=([.A96]/4)*24*365" office:value-type="float" office:value="20998.5100035069" calcext:value-type="float">
            <text:p>20998.5100035069</text:p>
          </table:table-cell>
        </table:table-row>
        <table:table-row table:style-name="ro1">
          <table:table-cell office:value-type="float" office:value="9.58836073219495" calcext:value-type="float">
            <text:p>9.5883607322</text:p>
          </table:table-cell>
          <table:table-cell office:value-type="float" office:value="656803.893000005" calcext:value-type="float">
            <text:p>656803.893000005</text:p>
          </table:table-cell>
          <table:table-cell table:formula="of:=([.A97]/4)*24*365" office:value-type="float" office:value="20998.5100035069" calcext:value-type="float">
            <text:p>20998.5100035069</text:p>
          </table:table-cell>
        </table:table-row>
        <table:table-row table:style-name="ro1">
          <table:table-cell office:value-type="float" office:value="9.58836002293569" calcext:value-type="float">
            <text:p>9.5883600229</text:p>
          </table:table-cell>
          <table:table-cell office:value-type="float" office:value="656864.282000006" calcext:value-type="float">
            <text:p>656864.282000006</text:p>
          </table:table-cell>
          <table:table-cell table:formula="of:=([.A98]/4)*24*365" office:value-type="float" office:value="20998.5084502292" calcext:value-type="float">
            <text:p>20998.5084502292</text:p>
          </table:table-cell>
        </table:table-row>
        <table:table-row table:style-name="ro1">
          <table:table-cell office:value-type="float" office:value="9.58834785256532" calcext:value-type="float">
            <text:p>9.5883478526</text:p>
          </table:table-cell>
          <table:table-cell office:value-type="float" office:value="656865.178000006" calcext:value-type="float">
            <text:p>656865.178000006</text:p>
          </table:table-cell>
          <table:table-cell table:formula="of:=([.A99]/4)*24*365" office:value-type="float" office:value="20998.4817971181" calcext:value-type="float">
            <text:p>20998.4817971181</text:p>
          </table:table-cell>
        </table:table-row>
        <table:table-row table:style-name="ro1">
          <table:table-cell office:value-type="float" office:value="9.58834742015791" calcext:value-type="float">
            <text:p>9.5883474202</text:p>
          </table:table-cell>
          <table:table-cell office:value-type="float" office:value="657829.162000007" calcext:value-type="float">
            <text:p>657829.162000007</text:p>
          </table:table-cell>
          <table:table-cell table:formula="of:=([.A100]/4)*24*365" office:value-type="float" office:value="20998.4808501458" calcext:value-type="float">
            <text:p>20998.4808501458</text:p>
          </table:table-cell>
        </table:table-row>
      </table:table>
      <table:table table:name="qos 50k small" table:style-name="ta1">
        <table:shapes>
          <draw:frame draw:z-index="0" draw:style-name="gr1" draw:text-style-name="P1" svg:width="604.77pt" svg:height="323.18pt" svg:x="324.4pt" svg:y="28.46pt">
            <loext:p draw:notify-on-update-of-ranges="'qos 50k small'.A1:'qos 50k small'.A100 'qos 50k small'.B1:'qos 50k small'.B10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10.2927987451104" calcext:value-type="float">
            <text:p>10.2927987451</text:p>
          </table:table-cell>
          <table:table-cell office:value-type="float" office:value="316699.85499999" calcext:value-type="float">
            <text:p>316699.85499999</text:p>
          </table:table-cell>
          <table:table-cell table:formula="of:=([.A1]/4)*24*365" office:value-type="float" office:value="22541.2292517918" calcext:value-type="float">
            <text:p>22541.2292517918</text:p>
          </table:table-cell>
          <table:table-cell table:formula="of:=[.C1]-[.C100]" office:value-type="float" office:value="743.663109402889" calcext:value-type="float">
            <text:p>743.6631094029</text:p>
          </table:table-cell>
          <table:table-cell office:value-type="string" calcext:value-type="string">
            <text:p>14mins</text:p>
          </table:table-cell>
        </table:table-row>
        <table:table-row table:style-name="ro1">
          <table:table-cell office:value-type="float" office:value="10.2842592258974" calcext:value-type="float">
            <text:p>10.2842592259</text:p>
          </table:table-cell>
          <table:table-cell office:value-type="float" office:value="316975.16099999" calcext:value-type="float">
            <text:p>316975.16099999</text:p>
          </table:table-cell>
          <table:table-cell table:formula="of:=([.A2]/4)*24*365" office:value-type="float" office:value="22522.5277047153" calcext:value-type="float">
            <text:p>22522.5277047153</text:p>
          </table:table-cell>
          <table:table-cell table:number-columns-repeated="2"/>
        </table:table-row>
        <table:table-row table:style-name="ro1">
          <table:table-cell office:value-type="float" office:value="10.28251374349" calcext:value-type="float">
            <text:p>10.2825137435</text:p>
          </table:table-cell>
          <table:table-cell office:value-type="float" office:value="317286.21799999" calcext:value-type="float">
            <text:p>317286.21799999</text:p>
          </table:table-cell>
          <table:table-cell table:formula="of:=([.A3]/4)*24*365" office:value-type="float" office:value="22518.7050982431" calcext:value-type="float">
            <text:p>22518.7050982431</text:p>
          </table:table-cell>
          <table:table-cell table:number-columns-repeated="2"/>
        </table:table-row>
        <table:table-row table:style-name="ro1">
          <table:table-cell office:value-type="float" office:value="10.2764965710268" calcext:value-type="float">
            <text:p>10.276496571</text:p>
          </table:table-cell>
          <table:table-cell office:value-type="float" office:value="317751.11299999" calcext:value-type="float">
            <text:p>317751.11299999</text:p>
          </table:table-cell>
          <table:table-cell table:formula="of:=([.A4]/4)*24*365" office:value-type="float" office:value="22505.5274905487" calcext:value-type="float">
            <text:p>22505.5274905487</text:p>
          </table:table-cell>
          <table:table-cell table:number-columns-repeated="2"/>
        </table:table-row>
        <table:table-row table:style-name="ro1">
          <table:table-cell office:value-type="float" office:value="10.2722369147863" calcext:value-type="float">
            <text:p>10.2722369148</text:p>
          </table:table-cell>
          <table:table-cell office:value-type="float" office:value="317857.53599999" calcext:value-type="float">
            <text:p>317857.53599999</text:p>
          </table:table-cell>
          <table:table-cell table:formula="of:=([.A5]/4)*24*365" office:value-type="float" office:value="22496.198843382" calcext:value-type="float">
            <text:p>22496.198843382</text:p>
          </table:table-cell>
          <table:table-cell table:number-columns-repeated="2"/>
        </table:table-row>
        <table:table-row table:style-name="ro1">
          <table:table-cell office:value-type="float" office:value="10.2688884601566" calcext:value-type="float">
            <text:p>10.2688884602</text:p>
          </table:table-cell>
          <table:table-cell office:value-type="float" office:value="318188.52999999" calcext:value-type="float">
            <text:p>318188.52999999</text:p>
          </table:table-cell>
          <table:table-cell table:formula="of:=([.A6]/4)*24*365" office:value-type="float" office:value="22488.865727743" calcext:value-type="float">
            <text:p>22488.865727743</text:p>
          </table:table-cell>
          <table:table-cell table:number-columns-repeated="2"/>
        </table:table-row>
        <table:table-row table:style-name="ro1">
          <table:table-cell office:value-type="float" office:value="10.2649831316749" calcext:value-type="float">
            <text:p>10.2649831317</text:p>
          </table:table-cell>
          <table:table-cell office:value-type="float" office:value="318531.26099999" calcext:value-type="float">
            <text:p>318531.26099999</text:p>
          </table:table-cell>
          <table:table-cell table:formula="of:=([.A7]/4)*24*365" office:value-type="float" office:value="22480.313058368" calcext:value-type="float">
            <text:p>22480.313058368</text:p>
          </table:table-cell>
          <table:table-cell table:number-columns-repeated="2"/>
        </table:table-row>
        <table:table-row table:style-name="ro1">
          <table:table-cell office:value-type="float" office:value="10.2605618696379" calcext:value-type="float">
            <text:p>10.2605618696</text:p>
          </table:table-cell>
          <table:table-cell office:value-type="float" office:value="319027.03999999" calcext:value-type="float">
            <text:p>319027.03999999</text:p>
          </table:table-cell>
          <table:table-cell table:formula="of:=([.A8]/4)*24*365" office:value-type="float" office:value="22470.630494507" calcext:value-type="float">
            <text:p>22470.630494507</text:p>
          </table:table-cell>
          <table:table-cell table:number-columns-repeated="2"/>
        </table:table-row>
        <table:table-row table:style-name="ro1">
          <table:table-cell office:value-type="float" office:value="10.2573078879344" calcext:value-type="float">
            <text:p>10.2573078879</text:p>
          </table:table-cell>
          <table:table-cell office:value-type="float" office:value="319420.51299999" calcext:value-type="float">
            <text:p>319420.51299999</text:p>
          </table:table-cell>
          <table:table-cell table:formula="of:=([.A9]/4)*24*365" office:value-type="float" office:value="22463.5042745763" calcext:value-type="float">
            <text:p>22463.5042745763</text:p>
          </table:table-cell>
          <table:table-cell table:number-columns-repeated="2"/>
        </table:table-row>
        <table:table-row table:style-name="ro1">
          <table:table-cell office:value-type="float" office:value="10.2544247809805" calcext:value-type="float">
            <text:p>10.254424781</text:p>
          </table:table-cell>
          <table:table-cell office:value-type="float" office:value="319677.06999999" calcext:value-type="float">
            <text:p>319677.06999999</text:p>
          </table:table-cell>
          <table:table-cell table:formula="of:=([.A10]/4)*24*365" office:value-type="float" office:value="22457.1902703473" calcext:value-type="float">
            <text:p>22457.1902703473</text:p>
          </table:table-cell>
          <table:table-cell table:number-columns-repeated="2"/>
        </table:table-row>
        <table:table-row table:style-name="ro1">
          <table:table-cell office:value-type="float" office:value="10.2516617242675" calcext:value-type="float">
            <text:p>10.2516617243</text:p>
          </table:table-cell>
          <table:table-cell office:value-type="float" office:value="320015.32999999" calcext:value-type="float">
            <text:p>320015.32999999</text:p>
          </table:table-cell>
          <table:table-cell table:formula="of:=([.A11]/4)*24*365" office:value-type="float" office:value="22451.1391761458" calcext:value-type="float">
            <text:p>22451.1391761458</text:p>
          </table:table-cell>
          <table:table-cell table:number-columns-repeated="2"/>
        </table:table-row>
        <table:table-row table:style-name="ro1">
          <table:table-cell office:value-type="float" office:value="10.2492880629249" calcext:value-type="float">
            <text:p>10.2492880629</text:p>
          </table:table-cell>
          <table:table-cell office:value-type="float" office:value="320206.64899999" calcext:value-type="float">
            <text:p>320206.64899999</text:p>
          </table:table-cell>
          <table:table-cell table:formula="of:=([.A12]/4)*24*365" office:value-type="float" office:value="22445.9408578055" calcext:value-type="float">
            <text:p>22445.9408578055</text:p>
          </table:table-cell>
          <table:table-cell table:number-columns-repeated="2"/>
        </table:table-row>
        <table:table-row table:style-name="ro1">
          <table:table-cell office:value-type="float" office:value="10.2458104390823" calcext:value-type="float">
            <text:p>10.2458104391</text:p>
          </table:table-cell>
          <table:table-cell office:value-type="float" office:value="320590.01699999" calcext:value-type="float">
            <text:p>320590.01699999</text:p>
          </table:table-cell>
          <table:table-cell table:formula="of:=([.A13]/4)*24*365" office:value-type="float" office:value="22438.3248615902" calcext:value-type="float">
            <text:p>22438.3248615902</text:p>
          </table:table-cell>
          <table:table-cell table:number-columns-repeated="2"/>
        </table:table-row>
        <table:table-row table:style-name="ro1">
          <table:table-cell office:value-type="float" office:value="10.2429705867675" calcext:value-type="float">
            <text:p>10.2429705868</text:p>
          </table:table-cell>
          <table:table-cell office:value-type="float" office:value="320762.69499999" calcext:value-type="float">
            <text:p>320762.69499999</text:p>
          </table:table-cell>
          <table:table-cell table:formula="of:=([.A14]/4)*24*365" office:value-type="float" office:value="22432.1055850208" calcext:value-type="float">
            <text:p>22432.1055850208</text:p>
          </table:table-cell>
          <table:table-cell table:number-columns-repeated="2"/>
        </table:table-row>
        <table:table-row table:style-name="ro1">
          <table:table-cell office:value-type="float" office:value="10.2408836504249" calcext:value-type="float">
            <text:p>10.2408836504</text:p>
          </table:table-cell>
          <table:table-cell office:value-type="float" office:value="321153.23599999" calcext:value-type="float">
            <text:p>321153.23599999</text:p>
          </table:table-cell>
          <table:table-cell table:formula="of:=([.A15]/4)*24*365" office:value-type="float" office:value="22427.5351944305" calcext:value-type="float">
            <text:p>22427.5351944305</text:p>
          </table:table-cell>
          <table:table-cell table:number-columns-repeated="2"/>
        </table:table-row>
        <table:table-row table:style-name="ro1">
          <table:table-cell office:value-type="float" office:value="10.2356289673231" calcext:value-type="float">
            <text:p>10.2356289673</text:p>
          </table:table-cell>
          <table:table-cell office:value-type="float" office:value="321606.25699999" calcext:value-type="float">
            <text:p>321606.25699999</text:p>
          </table:table-cell>
          <table:table-cell table:formula="of:=([.A16]/4)*24*365" office:value-type="float" office:value="22416.0274384376" calcext:value-type="float">
            <text:p>22416.0274384376</text:p>
          </table:table-cell>
          <table:table-cell table:number-columns-repeated="2"/>
        </table:table-row>
        <table:table-row table:style-name="ro1">
          <table:table-cell office:value-type="float" office:value="10.2317245196474" calcext:value-type="float">
            <text:p>10.2317245196</text:p>
          </table:table-cell>
          <table:table-cell office:value-type="float" office:value="322037.41199999" calcext:value-type="float">
            <text:p>322037.41199999</text:p>
          </table:table-cell>
          <table:table-cell table:formula="of:=([.A17]/4)*24*365" office:value-type="float" office:value="22407.4766980278" calcext:value-type="float">
            <text:p>22407.4766980278</text:p>
          </table:table-cell>
          <table:table-cell table:number-columns-repeated="2"/>
        </table:table-row>
        <table:table-row table:style-name="ro1">
          <table:table-cell office:value-type="float" office:value="10.2284419916286" calcext:value-type="float">
            <text:p>10.2284419916</text:p>
          </table:table-cell>
          <table:table-cell office:value-type="float" office:value="322291.17899999" calcext:value-type="float">
            <text:p>322291.17899999</text:p>
          </table:table-cell>
          <table:table-cell table:formula="of:=([.A18]/4)*24*365" office:value-type="float" office:value="22400.2879616666" calcext:value-type="float">
            <text:p>22400.2879616666</text:p>
          </table:table-cell>
          <table:table-cell table:number-columns-repeated="2"/>
        </table:table-row>
        <table:table-row table:style-name="ro1">
          <table:table-cell office:value-type="float" office:value="10.2241433265823" calcext:value-type="float">
            <text:p>10.2241433266</text:p>
          </table:table-cell>
          <table:table-cell office:value-type="float" office:value="322756.90599999" calcext:value-type="float">
            <text:p>322756.90599999</text:p>
          </table:table-cell>
          <table:table-cell table:formula="of:=([.A19]/4)*24*365" office:value-type="float" office:value="22390.8738852152" calcext:value-type="float">
            <text:p>22390.8738852152</text:p>
          </table:table-cell>
          <table:table-cell table:number-columns-repeated="2"/>
        </table:table-row>
        <table:table-row table:style-name="ro1">
          <table:table-cell office:value-type="float" office:value="10.2212374985731" calcext:value-type="float">
            <text:p>10.2212374986</text:p>
          </table:table-cell>
          <table:table-cell office:value-type="float" office:value="323112.77799999" calcext:value-type="float">
            <text:p>323112.77799999</text:p>
          </table:table-cell>
          <table:table-cell table:formula="of:=([.A20]/4)*24*365" office:value-type="float" office:value="22384.5101218751" calcext:value-type="float">
            <text:p>22384.5101218751</text:p>
          </table:table-cell>
          <table:table-cell table:number-columns-repeated="2"/>
        </table:table-row>
        <table:table-row table:style-name="ro1">
          <table:table-cell office:value-type="float" office:value="10.2179810251934" calcext:value-type="float">
            <text:p>10.2179810252</text:p>
          </table:table-cell>
          <table:table-cell office:value-type="float" office:value="323537.818999989" calcext:value-type="float">
            <text:p>323537.818999989</text:p>
          </table:table-cell>
          <table:table-cell table:formula="of:=([.A21]/4)*24*365" office:value-type="float" office:value="22377.3784451735" calcext:value-type="float">
            <text:p>22377.3784451735</text:p>
          </table:table-cell>
          <table:table-cell table:number-columns-repeated="2"/>
        </table:table-row>
        <table:table-row table:style-name="ro1">
          <table:table-cell office:value-type="float" office:value="10.2142722411657" calcext:value-type="float">
            <text:p>10.2142722412</text:p>
          </table:table-cell>
          <table:table-cell office:value-type="float" office:value="323871.095999989" calcext:value-type="float">
            <text:p>323871.095999989</text:p>
          </table:table-cell>
          <table:table-cell table:formula="of:=([.A22]/4)*24*365" office:value-type="float" office:value="22369.2562081529" calcext:value-type="float">
            <text:p>22369.2562081529</text:p>
          </table:table-cell>
          <table:table-cell table:number-columns-repeated="2"/>
        </table:table-row>
        <table:table-row table:style-name="ro1">
          <table:table-cell office:value-type="float" office:value="10.211250736536" calcext:value-type="float">
            <text:p>10.2112507365</text:p>
          </table:table-cell>
          <table:table-cell office:value-type="float" office:value="324252.140999989" calcext:value-type="float">
            <text:p>324252.140999989</text:p>
          </table:table-cell>
          <table:table-cell table:formula="of:=([.A23]/4)*24*365" office:value-type="float" office:value="22362.6391130138" calcext:value-type="float">
            <text:p>22362.6391130138</text:p>
          </table:table-cell>
          <table:table-cell table:number-columns-repeated="2"/>
        </table:table-row>
        <table:table-row table:style-name="ro1">
          <table:table-cell office:value-type="float" office:value="10.2070318916286" calcext:value-type="float">
            <text:p>10.2070318916</text:p>
          </table:table-cell>
          <table:table-cell office:value-type="float" office:value="324697.868999989" calcext:value-type="float">
            <text:p>324697.868999989</text:p>
          </table:table-cell>
          <table:table-cell table:formula="of:=([.A24]/4)*24*365" office:value-type="float" office:value="22353.3998426666" calcext:value-type="float">
            <text:p>22353.3998426666</text:p>
          </table:table-cell>
          <table:table-cell table:number-columns-repeated="2"/>
        </table:table-row>
        <table:table-row table:style-name="ro1">
          <table:table-cell office:value-type="float" office:value="10.2043596698694" calcext:value-type="float">
            <text:p>10.2043596699</text:p>
          </table:table-cell>
          <table:table-cell office:value-type="float" office:value="325035.111999989" calcext:value-type="float">
            <text:p>325035.111999989</text:p>
          </table:table-cell>
          <table:table-cell table:formula="of:=([.A25]/4)*24*365" office:value-type="float" office:value="22347.547677014" calcext:value-type="float">
            <text:p>22347.547677014</text:p>
          </table:table-cell>
          <table:table-cell table:number-columns-repeated="2"/>
        </table:table-row>
        <table:table-row table:style-name="ro1">
          <table:table-cell office:value-type="float" office:value="10.2016200055175" calcext:value-type="float">
            <text:p>10.2016200055</text:p>
          </table:table-cell>
          <table:table-cell office:value-type="float" office:value="325242.460999989" calcext:value-type="float">
            <text:p>325242.460999989</text:p>
          </table:table-cell>
          <table:table-cell table:formula="of:=([.A26]/4)*24*365" office:value-type="float" office:value="22341.5478120833" calcext:value-type="float">
            <text:p>22341.5478120833</text:p>
          </table:table-cell>
          <table:table-cell table:number-columns-repeated="2"/>
        </table:table-row>
        <table:table-row table:style-name="ro1">
          <table:table-cell office:value-type="float" office:value="10.1974451020453" calcext:value-type="float">
            <text:p>10.197445102</text:p>
          </table:table-cell>
          <table:table-cell office:value-type="float" office:value="325764.393999989" calcext:value-type="float">
            <text:p>325764.393999989</text:p>
          </table:table-cell>
          <table:table-cell table:formula="of:=([.A27]/4)*24*365" office:value-type="float" office:value="22332.4047734792" calcext:value-type="float">
            <text:p>22332.4047734792</text:p>
          </table:table-cell>
          <table:table-cell table:number-columns-repeated="2"/>
        </table:table-row>
        <table:table-row table:style-name="ro1">
          <table:table-cell office:value-type="float" office:value="10.1945519719527" calcext:value-type="float">
            <text:p>10.194551972</text:p>
          </table:table-cell>
          <table:table-cell office:value-type="float" office:value="326080.581999988" calcext:value-type="float">
            <text:p>326080.581999988</text:p>
          </table:table-cell>
          <table:table-cell table:formula="of:=([.A28]/4)*24*365" office:value-type="float" office:value="22326.0688185764" calcext:value-type="float">
            <text:p>22326.0688185764</text:p>
          </table:table-cell>
          <table:table-cell table:number-columns-repeated="2"/>
        </table:table-row>
        <table:table-row table:style-name="ro1">
          <table:table-cell office:value-type="float" office:value="10.1907680573694" calcext:value-type="float">
            <text:p>10.1907680574</text:p>
          </table:table-cell>
          <table:table-cell office:value-type="float" office:value="326496.818999988" calcext:value-type="float">
            <text:p>326496.818999988</text:p>
          </table:table-cell>
          <table:table-cell table:formula="of:=([.A29]/4)*24*365" office:value-type="float" office:value="22317.782045639" calcext:value-type="float">
            <text:p>22317.782045639</text:p>
          </table:table-cell>
          <table:table-cell table:number-columns-repeated="2"/>
        </table:table-row>
        <table:table-row table:style-name="ro1">
          <table:table-cell office:value-type="float" office:value="10.1874890457953" calcext:value-type="float">
            <text:p>10.1874890458</text:p>
          </table:table-cell>
          <table:table-cell office:value-type="float" office:value="326804.609999988" calcext:value-type="float">
            <text:p>326804.609999988</text:p>
          </table:table-cell>
          <table:table-cell table:formula="of:=([.A30]/4)*24*365" office:value-type="float" office:value="22310.6010102917" calcext:value-type="float">
            <text:p>22310.6010102917</text:p>
          </table:table-cell>
          <table:table-cell table:number-columns-repeated="2"/>
        </table:table-row>
        <table:table-row table:style-name="ro1">
          <table:table-cell office:value-type="float" office:value="10.184003249499" calcext:value-type="float">
            <text:p>10.1840032495</text:p>
          </table:table-cell>
          <table:table-cell office:value-type="float" office:value="327200.510999988" calcext:value-type="float">
            <text:p>327200.510999988</text:p>
          </table:table-cell>
          <table:table-cell table:formula="of:=([.A31]/4)*24*365" office:value-type="float" office:value="22302.9671164028" calcext:value-type="float">
            <text:p>22302.9671164028</text:p>
          </table:table-cell>
          <table:table-cell table:number-columns-repeated="2"/>
        </table:table-row>
        <table:table-row table:style-name="ro1">
          <table:table-cell office:value-type="float" office:value="10.1783079022768" calcext:value-type="float">
            <text:p>10.1783079023</text:p>
          </table:table-cell>
          <table:table-cell office:value-type="float" office:value="327857.875999988" calcext:value-type="float">
            <text:p>327857.875999988</text:p>
          </table:table-cell>
          <table:table-cell table:formula="of:=([.A32]/4)*24*365" office:value-type="float" office:value="22290.4943059862" calcext:value-type="float">
            <text:p>22290.4943059862</text:p>
          </table:table-cell>
          <table:table-cell table:number-columns-repeated="2"/>
        </table:table-row>
        <table:table-row table:style-name="ro1">
          <table:table-cell office:value-type="float" office:value="10.1750317390823" calcext:value-type="float">
            <text:p>10.1750317391</text:p>
          </table:table-cell>
          <table:table-cell office:value-type="float" office:value="328224.355999987" calcext:value-type="float">
            <text:p>328224.355999987</text:p>
          </table:table-cell>
          <table:table-cell table:formula="of:=([.A33]/4)*24*365" office:value-type="float" office:value="22283.3195085902" calcext:value-type="float">
            <text:p>22283.3195085902</text:p>
          </table:table-cell>
          <table:table-cell table:number-columns-repeated="2"/>
        </table:table-row>
        <table:table-row table:style-name="ro1">
          <table:table-cell office:value-type="float" office:value="10.1715478525082" calcext:value-type="float">
            <text:p>10.1715478525</text:p>
          </table:table-cell>
          <table:table-cell office:value-type="float" office:value="328620.256999987" calcext:value-type="float">
            <text:p>328620.256999987</text:p>
          </table:table-cell>
          <table:table-cell table:formula="of:=([.A34]/4)*24*365" office:value-type="float" office:value="22275.689796993" calcext:value-type="float">
            <text:p>22275.689796993</text:p>
          </table:table-cell>
          <table:table-cell table:number-columns-repeated="2"/>
        </table:table-row>
        <table:table-row table:style-name="ro1">
          <table:table-cell office:value-type="float" office:value="10.1678834911657" calcext:value-type="float">
            <text:p>10.1678834912</text:p>
          </table:table-cell>
          <table:table-cell office:value-type="float" office:value="329068.759999987" calcext:value-type="float">
            <text:p>329068.759999987</text:p>
          </table:table-cell>
          <table:table-cell table:formula="of:=([.A35]/4)*24*365" office:value-type="float" office:value="22267.6648456529" calcext:value-type="float">
            <text:p>22267.6648456529</text:p>
          </table:table-cell>
          <table:table-cell table:number-columns-repeated="2"/>
        </table:table-row>
        <table:table-row table:style-name="ro1">
          <table:table-cell office:value-type="float" office:value="10.1653944798231" calcext:value-type="float">
            <text:p>10.1653944798</text:p>
          </table:table-cell>
          <table:table-cell office:value-type="float" office:value="329339.265999987" calcext:value-type="float">
            <text:p>329339.265999987</text:p>
          </table:table-cell>
          <table:table-cell table:formula="of:=([.A36]/4)*24*365" office:value-type="float" office:value="22262.2139108126" calcext:value-type="float">
            <text:p>22262.2139108126</text:p>
          </table:table-cell>
          <table:table-cell table:number-columns-repeated="2"/>
        </table:table-row>
        <table:table-row table:style-name="ro1">
          <table:table-cell office:value-type="float" office:value="10.1614775087582" calcext:value-type="float">
            <text:p>10.1614775088</text:p>
          </table:table-cell>
          <table:table-cell office:value-type="float" office:value="329819.484999988" calcext:value-type="float">
            <text:p>329819.484999988</text:p>
          </table:table-cell>
          <table:table-cell table:formula="of:=([.A37]/4)*24*365" office:value-type="float" office:value="22253.6357441805" calcext:value-type="float">
            <text:p>22253.6357441805</text:p>
          </table:table-cell>
          <table:table-cell table:number-columns-repeated="2"/>
        </table:table-row>
        <table:table-row table:style-name="ro1">
          <table:table-cell office:value-type="float" office:value="10.1568818212582" calcext:value-type="float">
            <text:p>10.1568818213</text:p>
          </table:table-cell>
          <table:table-cell office:value-type="float" office:value="330334.997999988" calcext:value-type="float">
            <text:p>330334.997999988</text:p>
          </table:table-cell>
          <table:table-cell table:formula="of:=([.A38]/4)*24*365" office:value-type="float" office:value="22243.5711885555" calcext:value-type="float">
            <text:p>22243.5711885555</text:p>
          </table:table-cell>
          <table:table-cell table:number-columns-repeated="2"/>
        </table:table-row>
        <table:table-row table:style-name="ro1">
          <table:table-cell office:value-type="float" office:value="10.1537666814434" calcext:value-type="float">
            <text:p>10.1537666814</text:p>
          </table:table-cell>
          <table:table-cell office:value-type="float" office:value="330705.542999988" calcext:value-type="float">
            <text:p>330705.542999988</text:p>
          </table:table-cell>
          <table:table-cell table:formula="of:=([.A39]/4)*24*365" office:value-type="float" office:value="22236.749032361" calcext:value-type="float">
            <text:p>22236.749032361</text:p>
          </table:table-cell>
          <table:table-cell table:number-columns-repeated="2"/>
        </table:table-row>
        <table:table-row table:style-name="ro1">
          <table:table-cell office:value-type="float" office:value="10.1520989937119" calcext:value-type="float">
            <text:p>10.1520989937</text:p>
          </table:table-cell>
          <table:table-cell office:value-type="float" office:value="330871.795999988" calcext:value-type="float">
            <text:p>330871.795999988</text:p>
          </table:table-cell>
          <table:table-cell table:formula="of:=([.A40]/4)*24*365" office:value-type="float" office:value="22233.0967962291" calcext:value-type="float">
            <text:p>22233.0967962291</text:p>
          </table:table-cell>
          <table:table-cell table:number-columns-repeated="2"/>
        </table:table-row>
        <table:table-row table:style-name="ro1">
          <table:table-cell office:value-type="float" office:value="10.1501122772768" calcext:value-type="float">
            <text:p>10.1501122773</text:p>
          </table:table-cell>
          <table:table-cell office:value-type="float" office:value="331183.094999988" calcext:value-type="float">
            <text:p>331183.094999988</text:p>
          </table:table-cell>
          <table:table-cell table:formula="of:=([.A41]/4)*24*365" office:value-type="float" office:value="22228.7458872362" calcext:value-type="float">
            <text:p>22228.7458872362</text:p>
          </table:table-cell>
          <table:table-cell table:number-columns-repeated="2"/>
        </table:table-row>
        <table:table-row table:style-name="ro1">
          <table:table-cell office:value-type="float" office:value="10.1465790376934" calcext:value-type="float">
            <text:p>10.1465790377</text:p>
          </table:table-cell>
          <table:table-cell office:value-type="float" office:value="331568.252999988" calcext:value-type="float">
            <text:p>331568.252999988</text:p>
          </table:table-cell>
          <table:table-cell table:formula="of:=([.A42]/4)*24*365" office:value-type="float" office:value="22221.0080925485" calcext:value-type="float">
            <text:p>22221.0080925485</text:p>
          </table:table-cell>
          <table:table-cell table:number-columns-repeated="2"/>
        </table:table-row>
        <table:table-row table:style-name="ro1">
          <table:table-cell office:value-type="float" office:value="10.1440401187119" calcext:value-type="float">
            <text:p>10.1440401187</text:p>
          </table:table-cell>
          <table:table-cell office:value-type="float" office:value="331901.170999988" calcext:value-type="float">
            <text:p>331901.170999988</text:p>
          </table:table-cell>
          <table:table-cell table:formula="of:=([.A43]/4)*24*365" office:value-type="float" office:value="22215.4478599791" calcext:value-type="float">
            <text:p>22215.4478599791</text:p>
          </table:table-cell>
          <table:table-cell table:number-columns-repeated="2"/>
        </table:table-row>
        <table:table-row table:style-name="ro1">
          <table:table-cell office:value-type="float" office:value="10.1398705749619" calcext:value-type="float">
            <text:p>10.139870575</text:p>
          </table:table-cell>
          <table:table-cell office:value-type="float" office:value="332332.277999988" calcext:value-type="float">
            <text:p>332332.277999988</text:p>
          </table:table-cell>
          <table:table-cell table:formula="of:=([.A44]/4)*24*365" office:value-type="float" office:value="22206.3165591666" calcext:value-type="float">
            <text:p>22206.3165591666</text:p>
          </table:table-cell>
          <table:table-cell table:number-columns-repeated="2"/>
        </table:table-row>
        <table:table-row table:style-name="ro1">
          <table:table-cell office:value-type="float" office:value="10.1367297821379" calcext:value-type="float">
            <text:p>10.1367297821</text:p>
          </table:table-cell>
          <table:table-cell office:value-type="float" office:value="332739.740999988" calcext:value-type="float">
            <text:p>332739.740999988</text:p>
          </table:table-cell>
          <table:table-cell table:formula="of:=([.A45]/4)*24*365" office:value-type="float" office:value="22199.438222882" calcext:value-type="float">
            <text:p>22199.438222882</text:p>
          </table:table-cell>
          <table:table-cell table:number-columns-repeated="2"/>
        </table:table-row>
        <table:table-row table:style-name="ro1">
          <table:table-cell office:value-type="float" office:value="10.1323592277397" calcext:value-type="float">
            <text:p>10.1323592277</text:p>
          </table:table-cell>
          <table:table-cell office:value-type="float" office:value="333261.759999988" calcext:value-type="float">
            <text:p>333261.759999988</text:p>
          </table:table-cell>
          <table:table-cell table:formula="of:=([.A46]/4)*24*365" office:value-type="float" office:value="22189.8667087499" calcext:value-type="float">
            <text:p>22189.8667087499</text:p>
          </table:table-cell>
          <table:table-cell table:number-columns-repeated="2"/>
        </table:table-row>
        <table:table-row table:style-name="ro1">
          <table:table-cell office:value-type="float" office:value="10.1296998596842" calcext:value-type="float">
            <text:p>10.1296998597</text:p>
          </table:table-cell>
          <table:table-cell office:value-type="float" office:value="333605.964999988" calcext:value-type="float">
            <text:p>333605.964999988</text:p>
          </table:table-cell>
          <table:table-cell table:formula="of:=([.A47]/4)*24*365" office:value-type="float" office:value="22184.0426927084" calcext:value-type="float">
            <text:p>22184.0426927084</text:p>
          </table:table-cell>
          <table:table-cell table:number-columns-repeated="2"/>
        </table:table-row>
        <table:table-row table:style-name="ro1">
          <table:table-cell office:value-type="float" office:value="10.126704774036" calcext:value-type="float">
            <text:p>10.126704774</text:p>
          </table:table-cell>
          <table:table-cell office:value-type="float" office:value="334006.899999989" calcext:value-type="float">
            <text:p>334006.899999989</text:p>
          </table:table-cell>
          <table:table-cell table:formula="of:=([.A48]/4)*24*365" office:value-type="float" office:value="22177.4834551388" calcext:value-type="float">
            <text:p>22177.4834551388</text:p>
          </table:table-cell>
          <table:table-cell table:number-columns-repeated="2"/>
        </table:table-row>
        <table:table-row table:style-name="ro1">
          <table:table-cell office:value-type="float" office:value="10.1222999460268" calcext:value-type="float">
            <text:p>10.122299946</text:p>
          </table:table-cell>
          <table:table-cell office:value-type="float" office:value="334539.254999988" calcext:value-type="float">
            <text:p>334539.254999988</text:p>
          </table:table-cell>
          <table:table-cell table:formula="of:=([.A49]/4)*24*365" office:value-type="float" office:value="22167.8368817987" calcext:value-type="float">
            <text:p>22167.8368817987</text:p>
          </table:table-cell>
          <table:table-cell table:number-columns-repeated="2"/>
        </table:table-row>
        <table:table-row table:style-name="ro1">
          <table:table-cell office:value-type="float" office:value="10.1192454694064" calcext:value-type="float">
            <text:p>10.1192454694</text:p>
          </table:table-cell>
          <table:table-cell office:value-type="float" office:value="334916.337999988" calcext:value-type="float">
            <text:p>334916.337999988</text:p>
          </table:table-cell>
          <table:table-cell table:formula="of:=([.A50]/4)*24*365" office:value-type="float" office:value="22161.147578" calcext:value-type="float">
            <text:p>22161.147578</text:p>
          </table:table-cell>
          <table:table-cell table:number-columns-repeated="2"/>
        </table:table-row>
        <table:table-row table:style-name="ro1">
          <table:table-cell office:value-type="float" office:value="10.1165111582953" calcext:value-type="float">
            <text:p>10.1165111583</text:p>
          </table:table-cell>
          <table:table-cell office:value-type="float" office:value="335192.487999989" calcext:value-type="float">
            <text:p>335192.487999989</text:p>
          </table:table-cell>
          <table:table-cell table:formula="of:=([.A51]/4)*24*365" office:value-type="float" office:value="22155.1594366667" calcext:value-type="float">
            <text:p>22155.1594366667</text:p>
          </table:table-cell>
          <table:table-cell table:number-columns-repeated="2"/>
        </table:table-row>
        <table:table-row table:style-name="ro1">
          <table:table-cell office:value-type="float" office:value="10.1146861175545" calcext:value-type="float">
            <text:p>10.1146861176</text:p>
          </table:table-cell>
          <table:table-cell office:value-type="float" office:value="335476.912999989" calcext:value-type="float">
            <text:p>335476.912999989</text:p>
          </table:table-cell>
          <table:table-cell table:formula="of:=([.A52]/4)*24*365" office:value-type="float" office:value="22151.1625974444" calcext:value-type="float">
            <text:p>22151.1625974444</text:p>
          </table:table-cell>
          <table:table-cell table:number-columns-repeated="2"/>
        </table:table-row>
        <table:table-row table:style-name="ro1">
          <table:table-cell office:value-type="float" office:value="10.1118363988045" calcext:value-type="float">
            <text:p>10.1118363988</text:p>
          </table:table-cell>
          <table:table-cell office:value-type="float" office:value="335809.830999988" calcext:value-type="float">
            <text:p>335809.830999988</text:p>
          </table:table-cell>
          <table:table-cell table:formula="of:=([.A53]/4)*24*365" office:value-type="float" office:value="22144.9217133819" calcext:value-type="float">
            <text:p>22144.9217133819</text:p>
          </table:table-cell>
          <table:table-cell table:number-columns-repeated="2"/>
        </table:table-row>
        <table:table-row table:style-name="ro1">
          <table:table-cell office:value-type="float" office:value="10.1078174763508" calcext:value-type="float">
            <text:p>10.1078174764</text:p>
          </table:table-cell>
          <table:table-cell office:value-type="float" office:value="336398.506999988" calcext:value-type="float">
            <text:p>336398.506999988</text:p>
          </table:table-cell>
          <table:table-cell table:formula="of:=([.A54]/4)*24*365" office:value-type="float" office:value="22136.1202732082" calcext:value-type="float">
            <text:p>22136.1202732082</text:p>
          </table:table-cell>
          <table:table-cell table:number-columns-repeated="2"/>
        </table:table-row>
        <table:table-row table:style-name="ro1">
          <table:table-cell office:value-type="float" office:value="10.105557224036" calcext:value-type="float">
            <text:p>10.105557224</text:p>
          </table:table-cell>
          <table:table-cell office:value-type="float" office:value="336552.182999989" calcext:value-type="float">
            <text:p>336552.182999989</text:p>
          </table:table-cell>
          <table:table-cell table:formula="of:=([.A55]/4)*24*365" office:value-type="float" office:value="22131.1703206388" calcext:value-type="float">
            <text:p>22131.1703206388</text:p>
          </table:table-cell>
          <table:table-cell table:number-columns-repeated="2"/>
        </table:table-row>
        <table:table-row table:style-name="ro1">
          <table:table-cell office:value-type="float" office:value="10.1029862332953" calcext:value-type="float">
            <text:p>10.1029862333</text:p>
          </table:table-cell>
          <table:table-cell office:value-type="float" office:value="336922.175999988" calcext:value-type="float">
            <text:p>336922.175999988</text:p>
          </table:table-cell>
          <table:table-cell table:formula="of:=([.A56]/4)*24*365" office:value-type="float" office:value="22125.5398509167" calcext:value-type="float">
            <text:p>22125.5398509167</text:p>
          </table:table-cell>
          <table:table-cell table:number-columns-repeated="2"/>
        </table:table-row>
        <table:table-row table:style-name="ro1">
          <table:table-cell office:value-type="float" office:value="10.0997733064434" calcext:value-type="float">
            <text:p>10.0997733064</text:p>
          </table:table-cell>
          <table:table-cell office:value-type="float" office:value="337265.274999988" calcext:value-type="float">
            <text:p>337265.274999988</text:p>
          </table:table-cell>
          <table:table-cell table:formula="of:=([.A57]/4)*24*365" office:value-type="float" office:value="22118.503541111" calcext:value-type="float">
            <text:p>22118.503541111</text:p>
          </table:table-cell>
          <table:table-cell table:number-columns-repeated="2"/>
        </table:table-row>
        <table:table-row table:style-name="ro1">
          <table:table-cell office:value-type="float" office:value="10.0963574404712" calcext:value-type="float">
            <text:p>10.0963574405</text:p>
          </table:table-cell>
          <table:table-cell office:value-type="float" office:value="337757.048999988" calcext:value-type="float">
            <text:p>337757.048999988</text:p>
          </table:table-cell>
          <table:table-cell table:formula="of:=([.A58]/4)*24*365" office:value-type="float" office:value="22111.0227946319" calcext:value-type="float">
            <text:p>22111.0227946319</text:p>
          </table:table-cell>
          <table:table-cell table:number-columns-repeated="2"/>
        </table:table-row>
        <table:table-row table:style-name="ro1">
          <table:table-cell office:value-type="float" office:value="10.0918636374619" calcext:value-type="float">
            <text:p>10.0918636375</text:p>
          </table:table-cell>
          <table:table-cell office:value-type="float" office:value="338241.406999988" calcext:value-type="float">
            <text:p>338241.406999988</text:p>
          </table:table-cell>
          <table:table-cell table:formula="of:=([.A59]/4)*24*365" office:value-type="float" office:value="22101.1813660416" calcext:value-type="float">
            <text:p>22101.1813660416</text:p>
          </table:table-cell>
          <table:table-cell table:number-columns-repeated="2"/>
        </table:table-row>
        <table:table-row table:style-name="ro1">
          <table:table-cell office:value-type="float" office:value="10.0887956858416" calcext:value-type="float">
            <text:p>10.0887956858</text:p>
          </table:table-cell>
          <table:table-cell office:value-type="float" office:value="338673.433999988" calcext:value-type="float">
            <text:p>338673.433999988</text:p>
          </table:table-cell>
          <table:table-cell table:formula="of:=([.A60]/4)*24*365" office:value-type="float" office:value="22094.4625519931" calcext:value-type="float">
            <text:p>22094.4625519931</text:p>
          </table:table-cell>
          <table:table-cell table:number-columns-repeated="2"/>
        </table:table-row>
        <table:table-row table:style-name="ro1">
          <table:table-cell office:value-type="float" office:value="10.0855249103786" calcext:value-type="float">
            <text:p>10.0855249104</text:p>
          </table:table-cell>
          <table:table-cell office:value-type="float" office:value="339027.855999988" calcext:value-type="float">
            <text:p>339027.855999988</text:p>
          </table:table-cell>
          <table:table-cell table:formula="of:=([.A61]/4)*24*365" office:value-type="float" office:value="22087.2995537291" calcext:value-type="float">
            <text:p>22087.2995537291</text:p>
          </table:table-cell>
          <table:table-cell table:number-columns-repeated="2"/>
        </table:table-row>
        <table:table-row table:style-name="ro1">
          <table:table-cell office:value-type="float" office:value="10.0821034231101" calcext:value-type="float">
            <text:p>10.0821034231</text:p>
          </table:table-cell>
          <table:table-cell office:value-type="float" office:value="339448.320999988" calcext:value-type="float">
            <text:p>339448.320999988</text:p>
          </table:table-cell>
          <table:table-cell table:formula="of:=([.A62]/4)*24*365" office:value-type="float" office:value="22079.8064966111" calcext:value-type="float">
            <text:p>22079.8064966111</text:p>
          </table:table-cell>
          <table:table-cell table:number-columns-repeated="2"/>
        </table:table-row>
        <table:table-row table:style-name="ro1">
          <table:table-cell office:value-type="float" office:value="10.0781030749619" calcext:value-type="float">
            <text:p>10.078103075</text:p>
          </table:table-cell>
          <table:table-cell office:value-type="float" office:value="339872.497999988" calcext:value-type="float">
            <text:p>339872.497999988</text:p>
          </table:table-cell>
          <table:table-cell table:formula="of:=([.A63]/4)*24*365" office:value-type="float" office:value="22071.0457341666" calcext:value-type="float">
            <text:p>22071.0457341666</text:p>
          </table:table-cell>
          <table:table-cell table:number-columns-repeated="2"/>
        </table:table-row>
        <table:table-row table:style-name="ro1">
          <table:table-cell office:value-type="float" office:value="10.0747103469527" calcext:value-type="float">
            <text:p>10.074710347</text:p>
          </table:table-cell>
          <table:table-cell office:value-type="float" office:value="340341.561999988" calcext:value-type="float">
            <text:p>340341.561999988</text:p>
          </table:table-cell>
          <table:table-cell table:formula="of:=([.A64]/4)*24*365" office:value-type="float" office:value="22063.6156598264" calcext:value-type="float">
            <text:p>22063.6156598264</text:p>
          </table:table-cell>
          <table:table-cell table:number-columns-repeated="2"/>
        </table:table-row>
        <table:table-row table:style-name="ro1">
          <table:table-cell office:value-type="float" office:value="10.0715256256564" calcext:value-type="float">
            <text:p>10.0715256257</text:p>
          </table:table-cell>
          <table:table-cell office:value-type="float" office:value="340777.102999988" calcext:value-type="float">
            <text:p>340777.102999988</text:p>
          </table:table-cell>
          <table:table-cell table:formula="of:=([.A65]/4)*24*365" office:value-type="float" office:value="22056.6411201875" calcext:value-type="float">
            <text:p>22056.6411201875</text:p>
          </table:table-cell>
          <table:table-cell table:number-columns-repeated="2"/>
        </table:table-row>
        <table:table-row table:style-name="ro1">
          <table:table-cell office:value-type="float" office:value="10.0679213270453" calcext:value-type="float">
            <text:p>10.067921327</text:p>
          </table:table-cell>
          <table:table-cell office:value-type="float" office:value="341181.806999988" calcext:value-type="float">
            <text:p>341181.806999988</text:p>
          </table:table-cell>
          <table:table-cell table:formula="of:=([.A66]/4)*24*365" office:value-type="float" office:value="22048.7477062292" calcext:value-type="float">
            <text:p>22048.7477062292</text:p>
          </table:table-cell>
          <table:table-cell table:number-columns-repeated="2"/>
        </table:table-row>
        <table:table-row table:style-name="ro1">
          <table:table-cell office:value-type="float" office:value="10.0653578696379" calcext:value-type="float">
            <text:p>10.0653578696</text:p>
          </table:table-cell>
          <table:table-cell office:value-type="float" office:value="341515.880999988" calcext:value-type="float">
            <text:p>341515.880999988</text:p>
          </table:table-cell>
          <table:table-cell table:formula="of:=([.A67]/4)*24*365" office:value-type="float" office:value="22043.133734507" calcext:value-type="float">
            <text:p>22043.133734507</text:p>
          </table:table-cell>
          <table:table-cell table:number-columns-repeated="2"/>
        </table:table-row>
        <table:table-row table:style-name="ro1">
          <table:table-cell office:value-type="float" office:value="10.0614139219527" calcext:value-type="float">
            <text:p>10.061413922</text:p>
          </table:table-cell>
          <table:table-cell office:value-type="float" office:value="342001.422999988" calcext:value-type="float">
            <text:p>342001.422999988</text:p>
          </table:table-cell>
          <table:table-cell table:formula="of:=([.A68]/4)*24*365" office:value-type="float" office:value="22034.4964890764" calcext:value-type="float">
            <text:p>22034.4964890764</text:p>
          </table:table-cell>
          <table:table-cell table:number-columns-repeated="2"/>
        </table:table-row>
        <table:table-row table:style-name="ro1">
          <table:table-cell office:value-type="float" office:value="10.0572122265823" calcext:value-type="float">
            <text:p>10.0572122266</text:p>
          </table:table-cell>
          <table:table-cell office:value-type="float" office:value="342517.064999987" calcext:value-type="float">
            <text:p>342517.064999987</text:p>
          </table:table-cell>
          <table:table-cell table:formula="of:=([.A69]/4)*24*365" office:value-type="float" office:value="22025.2947762152" calcext:value-type="float">
            <text:p>22025.2947762152</text:p>
          </table:table-cell>
          <table:table-cell table:number-columns-repeated="2"/>
        </table:table-row>
        <table:table-row table:style-name="ro1">
          <table:table-cell office:value-type="float" office:value="10.0548735782027" calcext:value-type="float">
            <text:p>10.0548735782</text:p>
          </table:table-cell>
          <table:table-cell office:value-type="float" office:value="342861.756999987" calcext:value-type="float">
            <text:p>342861.756999987</text:p>
          </table:table-cell>
          <table:table-cell table:formula="of:=([.A70]/4)*24*365" office:value-type="float" office:value="22020.1731362639" calcext:value-type="float">
            <text:p>22020.1731362639</text:p>
          </table:table-cell>
          <table:table-cell table:number-columns-repeated="2"/>
        </table:table-row>
        <table:table-row table:style-name="ro1">
          <table:table-cell office:value-type="float" office:value="10.0528443339897" calcext:value-type="float">
            <text:p>10.052844334</text:p>
          </table:table-cell>
          <table:table-cell office:value-type="float" office:value="343124.070999987" calcext:value-type="float">
            <text:p>343124.070999987</text:p>
          </table:table-cell>
          <table:table-cell table:formula="of:=([.A71]/4)*24*365" office:value-type="float" office:value="22015.7290914374" calcext:value-type="float">
            <text:p>22015.7290914374</text:p>
          </table:table-cell>
          <table:table-cell table:number-columns-repeated="2"/>
        </table:table-row>
        <table:table-row table:style-name="ro1">
          <table:table-cell office:value-type="float" office:value="10.0505963409342" calcext:value-type="float">
            <text:p>10.0505963409</text:p>
          </table:table-cell>
          <table:table-cell office:value-type="float" office:value="343383.455999987" calcext:value-type="float">
            <text:p>343383.455999987</text:p>
          </table:table-cell>
          <table:table-cell table:formula="of:=([.A72]/4)*24*365" office:value-type="float" office:value="22010.8059866459" calcext:value-type="float">
            <text:p>22010.8059866459</text:p>
          </table:table-cell>
          <table:table-cell table:number-columns-repeated="2"/>
        </table:table-row>
        <table:table-row table:style-name="ro1">
          <table:table-cell office:value-type="float" office:value="10.0470917934805" calcext:value-type="float">
            <text:p>10.0470917935</text:p>
          </table:table-cell>
          <table:table-cell office:value-type="float" office:value="343827.437999987" calcext:value-type="float">
            <text:p>343827.437999987</text:p>
          </table:table-cell>
          <table:table-cell table:formula="of:=([.A73]/4)*24*365" office:value-type="float" office:value="22003.1310277223" calcext:value-type="float">
            <text:p>22003.1310277223</text:p>
          </table:table-cell>
          <table:table-cell table:number-columns-repeated="2"/>
        </table:table-row>
        <table:table-row table:style-name="ro1">
          <table:table-cell office:value-type="float" office:value="10.0434936511194" calcext:value-type="float">
            <text:p>10.0434936511</text:p>
          </table:table-cell>
          <table:table-cell office:value-type="float" office:value="344265.524999987" calcext:value-type="float">
            <text:p>344265.524999987</text:p>
          </table:table-cell>
          <table:table-cell table:formula="of:=([.A74]/4)*24*365" office:value-type="float" office:value="21995.2510959515" calcext:value-type="float">
            <text:p>21995.2510959515</text:p>
          </table:table-cell>
          <table:table-cell table:number-columns-repeated="2"/>
        </table:table-row>
        <table:table-row table:style-name="ro1">
          <table:table-cell office:value-type="float" office:value="10.0395847981101" calcext:value-type="float">
            <text:p>10.0395847981</text:p>
          </table:table-cell>
          <table:table-cell office:value-type="float" office:value="344761.031999988" calcext:value-type="float">
            <text:p>344761.031999988</text:p>
          </table:table-cell>
          <table:table-cell table:formula="of:=([.A75]/4)*24*365" office:value-type="float" office:value="21986.6907078611" calcext:value-type="float">
            <text:p>21986.6907078611</text:p>
          </table:table-cell>
          <table:table-cell table:number-columns-repeated="2"/>
        </table:table-row>
        <table:table-row table:style-name="ro1">
          <table:table-cell office:value-type="float" office:value="10.0363213027397" calcext:value-type="float">
            <text:p>10.0363213027</text:p>
          </table:table-cell>
          <table:table-cell office:value-type="float" office:value="345192.093999987" calcext:value-type="float">
            <text:p>345192.093999987</text:p>
          </table:table-cell>
          <table:table-cell table:formula="of:=([.A76]/4)*24*365" office:value-type="float" office:value="21979.5436529999" calcext:value-type="float">
            <text:p>21979.5436529999</text:p>
          </table:table-cell>
          <table:table-cell table:number-columns-repeated="2"/>
        </table:table-row>
        <table:table-row table:style-name="ro1">
          <table:table-cell office:value-type="float" office:value="10.0320581196379" calcext:value-type="float">
            <text:p>10.0320581196</text:p>
          </table:table-cell>
          <table:table-cell office:value-type="float" office:value="345694.710999987" calcext:value-type="float">
            <text:p>345694.710999987</text:p>
          </table:table-cell>
          <table:table-cell table:formula="of:=([.A77]/4)*24*365" office:value-type="float" office:value="21970.207282007" calcext:value-type="float">
            <text:p>21970.207282007</text:p>
          </table:table-cell>
          <table:table-cell table:number-columns-repeated="2"/>
        </table:table-row>
        <table:table-row table:style-name="ro1">
          <table:table-cell office:value-type="float" office:value="10.0291128374619" calcext:value-type="float">
            <text:p>10.0291128375</text:p>
          </table:table-cell>
          <table:table-cell office:value-type="float" office:value="346072.553999986" calcext:value-type="float">
            <text:p>346072.553999986</text:p>
          </table:table-cell>
          <table:table-cell table:formula="of:=([.A78]/4)*24*365" office:value-type="float" office:value="21963.7571140416" calcext:value-type="float">
            <text:p>21963.7571140416</text:p>
          </table:table-cell>
          <table:table-cell table:number-columns-repeated="2"/>
        </table:table-row>
        <table:table-row table:style-name="ro1">
          <table:table-cell office:value-type="float" office:value="10.0254021048231" calcext:value-type="float">
            <text:p>10.0254021048</text:p>
          </table:table-cell>
          <table:table-cell office:value-type="float" office:value="346533.672999987" calcext:value-type="float">
            <text:p>346533.672999987</text:p>
          </table:table-cell>
          <table:table-cell table:formula="of:=([.A79]/4)*24*365" office:value-type="float" office:value="21955.6306095626" calcext:value-type="float">
            <text:p>21955.6306095626</text:p>
          </table:table-cell>
          <table:table-cell table:number-columns-repeated="2"/>
        </table:table-row>
        <table:table-row table:style-name="ro1">
          <table:table-cell office:value-type="float" office:value="10.0226503513508" calcext:value-type="float">
            <text:p>10.0226503514</text:p>
          </table:table-cell>
          <table:table-cell office:value-type="float" office:value="346871.932999986" calcext:value-type="float">
            <text:p>346871.932999986</text:p>
          </table:table-cell>
          <table:table-cell table:formula="of:=([.A80]/4)*24*365" office:value-type="float" office:value="21949.6042694583" calcext:value-type="float">
            <text:p>21949.6042694583</text:p>
          </table:table-cell>
          <table:table-cell table:number-columns-repeated="2"/>
        </table:table-row>
        <table:table-row table:style-name="ro1">
          <table:table-cell office:value-type="float" office:value="10.0195058050545" calcext:value-type="float">
            <text:p>10.0195058051</text:p>
          </table:table-cell>
          <table:table-cell office:value-type="float" office:value="347279.395999986" calcext:value-type="float">
            <text:p>347279.395999986</text:p>
          </table:table-cell>
          <table:table-cell table:formula="of:=([.A81]/4)*24*365" office:value-type="float" office:value="21942.7177130694" calcext:value-type="float">
            <text:p>21942.7177130694</text:p>
          </table:table-cell>
          <table:table-cell table:number-columns-repeated="2"/>
        </table:table-row>
        <table:table-row table:style-name="ro1">
          <table:table-cell office:value-type="float" office:value="10.014950218249" calcext:value-type="float">
            <text:p>10.0149502182</text:p>
          </table:table-cell>
          <table:table-cell office:value-type="float" office:value="347852.691999986" calcext:value-type="float">
            <text:p>347852.691999986</text:p>
          </table:table-cell>
          <table:table-cell table:formula="of:=([.A82]/4)*24*365" office:value-type="float" office:value="21932.7409779653" calcext:value-type="float">
            <text:p>21932.7409779653</text:p>
          </table:table-cell>
          <table:table-cell table:number-columns-repeated="2"/>
        </table:table-row>
        <table:table-row table:style-name="ro1">
          <table:table-cell office:value-type="float" office:value="10.0126659103786" calcext:value-type="float">
            <text:p>10.0126659104</text:p>
          </table:table-cell>
          <table:table-cell office:value-type="float" office:value="348122.782999986" calcext:value-type="float">
            <text:p>348122.782999986</text:p>
          </table:table-cell>
          <table:table-cell table:formula="of:=([.A83]/4)*24*365" office:value-type="float" office:value="21927.7383437291" calcext:value-type="float">
            <text:p>21927.7383437291</text:p>
          </table:table-cell>
          <table:table-cell table:number-columns-repeated="2"/>
        </table:table-row>
        <table:table-row table:style-name="ro1">
          <table:table-cell office:value-type="float" office:value="10.0092612170916" calcext:value-type="float">
            <text:p>10.0092612171</text:p>
          </table:table-cell>
          <table:table-cell office:value-type="float" office:value="348558.290999986" calcext:value-type="float">
            <text:p>348558.290999986</text:p>
          </table:table-cell>
          <table:table-cell table:formula="of:=([.A84]/4)*24*365" office:value-type="float" office:value="21920.2820654306" calcext:value-type="float">
            <text:p>21920.2820654306</text:p>
          </table:table-cell>
          <table:table-cell table:number-columns-repeated="2"/>
        </table:table-row>
        <table:table-row table:style-name="ro1">
          <table:table-cell office:value-type="float" office:value="10.0058064828323" calcext:value-type="float">
            <text:p>10.0058064828</text:p>
          </table:table-cell>
          <table:table-cell office:value-type="float" office:value="349052.685999985" calcext:value-type="float">
            <text:p>349052.685999985</text:p>
          </table:table-cell>
          <table:table-cell table:formula="of:=([.A85]/4)*24*365" office:value-type="float" office:value="21912.7161974027" calcext:value-type="float">
            <text:p>21912.7161974027</text:p>
          </table:table-cell>
          <table:table-cell table:number-columns-repeated="2"/>
        </table:table-row>
        <table:table-row table:style-name="ro1">
          <table:table-cell office:value-type="float" office:value="10.0027028025082" calcext:value-type="float">
            <text:p>10.0027028025</text:p>
          </table:table-cell>
          <table:table-cell office:value-type="float" office:value="349562.191999987" calcext:value-type="float">
            <text:p>349562.191999987</text:p>
          </table:table-cell>
          <table:table-cell table:formula="of:=([.A86]/4)*24*365" office:value-type="float" office:value="21905.919137493" calcext:value-type="float">
            <text:p>21905.919137493</text:p>
          </table:table-cell>
          <table:table-cell table:number-columns-repeated="2"/>
        </table:table-row>
        <table:table-row table:style-name="ro1">
          <table:table-cell office:value-type="float" office:value="9.99921342519343" calcext:value-type="float">
            <text:p>9.9992134252</text:p>
          </table:table-cell>
          <table:table-cell office:value-type="float" office:value="350010.694999987" calcext:value-type="float">
            <text:p>350010.694999987</text:p>
          </table:table-cell>
          <table:table-cell table:formula="of:=([.A87]/4)*24*365" office:value-type="float" office:value="21898.2774011736" calcext:value-type="float">
            <text:p>21898.2774011736</text:p>
          </table:table-cell>
          <table:table-cell table:number-columns-repeated="2"/>
        </table:table-row>
        <table:table-row table:style-name="ro1">
          <table:table-cell office:value-type="float" office:value="9.9956906867675" calcext:value-type="float">
            <text:p>9.9956906868</text:p>
          </table:table-cell>
          <table:table-cell office:value-type="float" office:value="350428.143999987" calcext:value-type="float">
            <text:p>350428.143999987</text:p>
          </table:table-cell>
          <table:table-cell table:formula="of:=([.A88]/4)*24*365" office:value-type="float" office:value="21890.5626040208" calcext:value-type="float">
            <text:p>21890.5626040208</text:p>
          </table:table-cell>
          <table:table-cell table:number-columns-repeated="2"/>
        </table:table-row>
        <table:table-row table:style-name="ro1">
          <table:table-cell office:value-type="float" office:value="9.99299625852676" calcext:value-type="float">
            <text:p>9.9929962585</text:p>
          </table:table-cell>
          <table:table-cell office:value-type="float" office:value="350761.061999987" calcext:value-type="float">
            <text:p>350761.061999987</text:p>
          </table:table-cell>
          <table:table-cell table:formula="of:=([.A89]/4)*24*365" office:value-type="float" office:value="21884.6618061736" calcext:value-type="float">
            <text:p>21884.6618061736</text:p>
          </table:table-cell>
          <table:table-cell table:number-columns-repeated="2"/>
        </table:table-row>
        <table:table-row table:style-name="ro1">
          <table:table-cell office:value-type="float" office:value="9.98940349000825" calcext:value-type="float">
            <text:p>9.98940349</text:p>
          </table:table-cell>
          <table:table-cell office:value-type="float" office:value="351237.475999987" calcext:value-type="float">
            <text:p>351237.475999987</text:p>
          </table:table-cell>
          <table:table-cell table:formula="of:=([.A90]/4)*24*365" office:value-type="float" office:value="21876.7936431181" calcext:value-type="float">
            <text:p>21876.7936431181</text:p>
          </table:table-cell>
          <table:table-cell table:number-columns-repeated="2"/>
        </table:table-row>
        <table:table-row table:style-name="ro1">
          <table:table-cell office:value-type="float" office:value="9.98594172727676" calcext:value-type="float">
            <text:p>9.9859417273</text:p>
          </table:table-cell>
          <table:table-cell office:value-type="float" office:value="351651.806999987" calcext:value-type="float">
            <text:p>351651.806999987</text:p>
          </table:table-cell>
          <table:table-cell table:formula="of:=([.A91]/4)*24*365" office:value-type="float" office:value="21869.2123827361" calcext:value-type="float">
            <text:p>21869.2123827361</text:p>
          </table:table-cell>
          <table:table-cell table:number-columns-repeated="2"/>
        </table:table-row>
        <table:table-row table:style-name="ro1">
          <table:table-cell office:value-type="float" office:value="9.98229930945269" calcext:value-type="float">
            <text:p>9.9822993095</text:p>
          </table:table-cell>
          <table:table-cell office:value-type="float" office:value="352114.773999986" calcext:value-type="float">
            <text:p>352114.773999986</text:p>
          </table:table-cell>
          <table:table-cell table:formula="of:=([.A92]/4)*24*365" office:value-type="float" office:value="21861.2354877014" calcext:value-type="float">
            <text:p>21861.2354877014</text:p>
          </table:table-cell>
          <table:table-cell table:number-columns-repeated="2"/>
        </table:table-row>
        <table:table-row table:style-name="ro1">
          <table:table-cell office:value-type="float" office:value="9.97898583607306" calcext:value-type="float">
            <text:p>9.9789858361</text:p>
          </table:table-cell>
          <table:table-cell office:value-type="float" office:value="352547.864999987" calcext:value-type="float">
            <text:p>352547.864999987</text:p>
          </table:table-cell>
          <table:table-cell table:formula="of:=([.A93]/4)*24*365" office:value-type="float" office:value="21853.978981" calcext:value-type="float">
            <text:p>21853.978981</text:p>
          </table:table-cell>
          <table:table-cell table:number-columns-repeated="2"/>
        </table:table-row>
        <table:table-row table:style-name="ro1">
          <table:table-cell office:value-type="float" office:value="9.97556185343417" calcext:value-type="float">
            <text:p>9.9755618534</text:p>
          </table:table-cell>
          <table:table-cell office:value-type="float" office:value="353043.003999987" calcext:value-type="float">
            <text:p>353043.003999987</text:p>
          </table:table-cell>
          <table:table-cell table:formula="of:=([.A94]/4)*24*365" office:value-type="float" office:value="21846.4804590208" calcext:value-type="float">
            <text:p>21846.4804590208</text:p>
          </table:table-cell>
          <table:table-cell table:number-columns-repeated="2"/>
        </table:table-row>
        <table:table-row table:style-name="ro1">
          <table:table-cell office:value-type="float" office:value="9.9722190768138" calcext:value-type="float">
            <text:p>9.9722190768</text:p>
          </table:table-cell>
          <table:table-cell office:value-type="float" office:value="353486.985999987" calcext:value-type="float">
            <text:p>353486.985999987</text:p>
          </table:table-cell>
          <table:table-cell table:formula="of:=([.A95]/4)*24*365" office:value-type="float" office:value="21839.1597782222" calcext:value-type="float">
            <text:p>21839.1597782222</text:p>
          </table:table-cell>
          <table:table-cell table:number-columns-repeated="2"/>
        </table:table-row>
        <table:table-row table:style-name="ro1">
          <table:table-cell office:value-type="float" office:value="9.96844769602676" calcext:value-type="float">
            <text:p>9.968447696</text:p>
          </table:table-cell>
          <table:table-cell office:value-type="float" office:value="353942.630999987" calcext:value-type="float">
            <text:p>353942.630999987</text:p>
          </table:table-cell>
          <table:table-cell table:formula="of:=([.A96]/4)*24*365" office:value-type="float" office:value="21830.9004542986" calcext:value-type="float">
            <text:p>21830.9004542986</text:p>
          </table:table-cell>
          <table:table-cell table:number-columns-repeated="2"/>
        </table:table-row>
        <table:table-row table:style-name="ro1">
          <table:table-cell office:value-type="float" office:value="9.96673334764713" calcext:value-type="float">
            <text:p>9.9667333476</text:p>
          </table:table-cell>
          <table:table-cell office:value-type="float" office:value="354167.286999986" calcext:value-type="float">
            <text:p>354167.286999986</text:p>
          </table:table-cell>
          <table:table-cell table:formula="of:=([.A97]/4)*24*365" office:value-type="float" office:value="21827.1460313472" calcext:value-type="float">
            <text:p>21827.1460313472</text:p>
          </table:table-cell>
          <table:table-cell table:number-columns-repeated="2"/>
        </table:table-row>
        <table:table-row table:style-name="ro1">
          <table:table-cell office:value-type="float" office:value="9.96365634533232" calcext:value-type="float">
            <text:p>9.9636563453</text:p>
          </table:table-cell>
          <table:table-cell office:value-type="float" office:value="354569.851999986" calcext:value-type="float">
            <text:p>354569.851999986</text:p>
          </table:table-cell>
          <table:table-cell table:formula="of:=([.A98]/4)*24*365" office:value-type="float" office:value="21820.4073962778" calcext:value-type="float">
            <text:p>21820.4073962778</text:p>
          </table:table-cell>
          <table:table-cell table:number-columns-repeated="2"/>
        </table:table-row>
        <table:table-row table:style-name="ro1">
          <table:table-cell office:value-type="float" office:value="9.95895099000824" calcext:value-type="float">
            <text:p>9.95895099</text:p>
          </table:table-cell>
          <table:table-cell office:value-type="float" office:value="355163.011999987" calcext:value-type="float">
            <text:p>355163.011999987</text:p>
          </table:table-cell>
          <table:table-cell table:formula="of:=([.A99]/4)*24*365" office:value-type="float" office:value="21810.102668118" calcext:value-type="float">
            <text:p>21810.102668118</text:p>
          </table:table-cell>
          <table:table-cell table:number-columns-repeated="2"/>
        </table:table-row>
        <table:table-row table:style-name="ro1">
          <table:table-cell office:value-type="float" office:value="9.95322654903602" calcext:value-type="float">
            <text:p>9.953226549</text:p>
          </table:table-cell>
          <table:table-cell office:value-type="float" office:value="356313.195999987" calcext:value-type="float">
            <text:p>356313.195999987</text:p>
          </table:table-cell>
          <table:table-cell table:formula="of:=([.A100]/4)*24*365" office:value-type="float" office:value="21797.5661423889" calcext:value-type="float">
            <text:p>21797.5661423889</text:p>
          </table:table-cell>
          <table:table-cell table:number-columns-repeated="2"/>
        </table:table-row>
      </table:table>
      <table:named-expressions/>
      <table:database-ranges>
        <table:database-range table:name="__Anonymous_Sheet_DB__2" table:target-range-address="'network 50k'.A1:'network 50k'.B100" table:contains-header="false">
          <table:sort>
            <table:sort-by table:field-number="1" table:data-type="automatic"/>
          </table:sort>
        </table:database-range>
        <table:database-range table:name="__Anonymous_Sheet_DB__3" table:target-range-address="'qos 50k small'.A1:'qos 50k small'.B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Cantarel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Cantarell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Cantarell" style:font-family-asian="Cantarell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2">00/00/0000</text:date>, <text:time style:data-style-name="N2" text:time-value="14:21:48.8244481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2T12:33:42.209601361</meta:creation-date>
    <dc:date>2016-03-22T14:22:13.019526988</dc:date>
    <meta:editing-duration>PT45M25S</meta:editing-duration>
    <meta:editing-cycles>4</meta:editing-cycles>
    <meta:generator>LibreOffice/5.0.5.2$Linux_X86_64 LibreOffice_project/00m0$Build-2</meta:generator>
    <meta:document-statistic meta:table-count="4" meta:cell-count="65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'network 25k'.A1:'network 25k'.B8" svg:x="0.32cm" svg:y="0.18cm" svg:width="13.097cm" svg:height="8.64cm">
          <chartooo:coordinate-region svg:x="1.682cm" svg:y="0.379cm" svg:width="11.21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network 25k'.B1:'network 25k'.B8" chart:class="chart:scatter">
            <chart:domain table:cell-range-address="'network 25k'.A1:'network 25k'.A8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59405801489409">
                <text:p>9.59405801489409</text:p>
                <draw:g>
                  <svg:desc>'network 25k'.A1:'network 25k'.A8</svg:desc>
                </draw:g>
              </table:table-cell>
              <table:table-cell office:value-type="float" office:value="656355.648000008">
                <text:p>656355.648000008</text:p>
                <draw:g>
                  <svg:desc>'network 25k'.B1:'network 25k'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59310254174594">
                <text:p>9.59310254174594</text:p>
              </table:table-cell>
              <table:table-cell office:value-type="float" office:value="656831.830000008">
                <text:p>656831.8300000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59336902849125">
                <text:p>9.59336902849125</text:p>
              </table:table-cell>
              <table:table-cell office:value-type="float" office:value="656586.013000008">
                <text:p>656586.0130000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59339636992643">
                <text:p>9.59339636992643</text:p>
              </table:table-cell>
              <table:table-cell office:value-type="float" office:value="656427.635000008">
                <text:p>656427.6350000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59306804469495">
                <text:p>9.59306804469495</text:p>
              </table:table-cell>
              <table:table-cell office:value-type="float" office:value="656943.068000008">
                <text:p>656943.0680000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59293334336631">
                <text:p>9.59293334336631</text:p>
              </table:table-cell>
              <table:table-cell office:value-type="float" office:value="657212.896000008">
                <text:p>657212.8960000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5932754973015">
                <text:p>9.5932754973015</text:p>
              </table:table-cell>
              <table:table-cell office:value-type="float" office:value="656763.064000009">
                <text:p>656763.0640000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.59374301396816">
                <text:p>9.59374301396816</text:p>
              </table:table-cell>
              <table:table-cell office:value-type="float" office:value="656387.965000008">
                <text:p>656387.9650000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336cm" svg:height="11.402cm" xlink:href=".." xlink:type="simple" chart:class="chart:scatter" chart:style-name="ch1">
        <chart:legend chart:legend-position="end" svg:x="19.073cm" svg:y="5.402cm" style:legend-expansion="high" chart:style-name="ch2"/>
        <chart:plot-area chart:style-name="ch3" table:cell-range-address="'qos 50k small'.A1:'qos 50k small'.B100" svg:x="0.426cm" svg:y="0.228cm" svg:width="18.221cm" svg:height="10.946cm">
          <chartooo:coordinate-region svg:x="1.788cm" svg:y="0.427cm" svg:width="16.434cm" svg:height="10.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qos 50k small'.B1:'qos 50k small'.B100" chart:class="chart:scatter">
            <chart:domain table:cell-range-address="'qos 50k small'.A1:'qos 50k small'.A100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2927987451104">
                <text:p>10.2927987451104</text:p>
                <draw:g>
                  <svg:desc>'qos 50k small'.A1:'qos 50k small'.A100</svg:desc>
                </draw:g>
              </table:table-cell>
              <table:table-cell office:value-type="float" office:value="316699.85499999">
                <text:p>316699.85499999</text:p>
                <draw:g>
                  <svg:desc>'qos 50k small'.B1:'qos 50k small'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2842592258974">
                <text:p>10.2842592258974</text:p>
              </table:table-cell>
              <table:table-cell office:value-type="float" office:value="316975.16099999">
                <text:p>316975.1609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28251374349">
                <text:p>10.28251374349</text:p>
              </table:table-cell>
              <table:table-cell office:value-type="float" office:value="317286.21799999">
                <text:p>317286.21799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2764965710268">
                <text:p>10.2764965710268</text:p>
              </table:table-cell>
              <table:table-cell office:value-type="float" office:value="317751.11299999">
                <text:p>317751.112999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2722369147863">
                <text:p>10.2722369147863</text:p>
              </table:table-cell>
              <table:table-cell office:value-type="float" office:value="317857.53599999">
                <text:p>317857.53599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2688884601566">
                <text:p>10.2688884601566</text:p>
              </table:table-cell>
              <table:table-cell office:value-type="float" office:value="318188.52999999">
                <text:p>318188.529999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.2649831316749">
                <text:p>10.2649831316749</text:p>
              </table:table-cell>
              <table:table-cell office:value-type="float" office:value="318531.26099999">
                <text:p>318531.260999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2605618696379">
                <text:p>10.2605618696379</text:p>
              </table:table-cell>
              <table:table-cell office:value-type="float" office:value="319027.03999999">
                <text:p>319027.039999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2573078879344">
                <text:p>10.2573078879344</text:p>
              </table:table-cell>
              <table:table-cell office:value-type="float" office:value="319420.51299999">
                <text:p>319420.512999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2544247809805">
                <text:p>10.2544247809805</text:p>
              </table:table-cell>
              <table:table-cell office:value-type="float" office:value="319677.06999999">
                <text:p>319677.06999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2516617242675">
                <text:p>10.2516617242675</text:p>
              </table:table-cell>
              <table:table-cell office:value-type="float" office:value="320015.32999999">
                <text:p>320015.329999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2492880629249">
                <text:p>10.2492880629249</text:p>
              </table:table-cell>
              <table:table-cell office:value-type="float" office:value="320206.64899999">
                <text:p>320206.648999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2458104390823">
                <text:p>10.2458104390823</text:p>
              </table:table-cell>
              <table:table-cell office:value-type="float" office:value="320590.01699999">
                <text:p>320590.016999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2429705867675">
                <text:p>10.2429705867675</text:p>
              </table:table-cell>
              <table:table-cell office:value-type="float" office:value="320762.69499999">
                <text:p>320762.694999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2408836504249">
                <text:p>10.2408836504249</text:p>
              </table:table-cell>
              <table:table-cell office:value-type="float" office:value="321153.23599999">
                <text:p>321153.235999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2356289673231">
                <text:p>10.2356289673231</text:p>
              </table:table-cell>
              <table:table-cell office:value-type="float" office:value="321606.25699999">
                <text:p>321606.256999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2317245196474">
                <text:p>10.2317245196474</text:p>
              </table:table-cell>
              <table:table-cell office:value-type="float" office:value="322037.41199999">
                <text:p>322037.411999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2284419916286">
                <text:p>10.2284419916286</text:p>
              </table:table-cell>
              <table:table-cell office:value-type="float" office:value="322291.17899999">
                <text:p>322291.178999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.2241433265823">
                <text:p>10.2241433265823</text:p>
              </table:table-cell>
              <table:table-cell office:value-type="float" office:value="322756.90599999">
                <text:p>322756.905999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.2212374985731">
                <text:p>10.2212374985731</text:p>
              </table:table-cell>
              <table:table-cell office:value-type="float" office:value="323112.77799999">
                <text:p>323112.777999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.2179810251934">
                <text:p>10.2179810251934</text:p>
              </table:table-cell>
              <table:table-cell office:value-type="float" office:value="323537.818999989">
                <text:p>323537.8189999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2142722411657">
                <text:p>10.2142722411657</text:p>
              </table:table-cell>
              <table:table-cell office:value-type="float" office:value="323871.095999989">
                <text:p>323871.0959999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.211250736536">
                <text:p>10.211250736536</text:p>
              </table:table-cell>
              <table:table-cell office:value-type="float" office:value="324252.140999989">
                <text:p>324252.1409999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.2070318916286">
                <text:p>10.2070318916286</text:p>
              </table:table-cell>
              <table:table-cell office:value-type="float" office:value="324697.868999989">
                <text:p>324697.8689999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.2043596698694">
                <text:p>10.2043596698694</text:p>
              </table:table-cell>
              <table:table-cell office:value-type="float" office:value="325035.111999989">
                <text:p>325035.1119999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.2016200055175">
                <text:p>10.2016200055175</text:p>
              </table:table-cell>
              <table:table-cell office:value-type="float" office:value="325242.460999989">
                <text:p>325242.4609999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.1974451020453">
                <text:p>10.1974451020453</text:p>
              </table:table-cell>
              <table:table-cell office:value-type="float" office:value="325764.393999989">
                <text:p>325764.3939999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.1945519719527">
                <text:p>10.1945519719527</text:p>
              </table:table-cell>
              <table:table-cell office:value-type="float" office:value="326080.581999988">
                <text:p>326080.5819999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.1907680573694">
                <text:p>10.1907680573694</text:p>
              </table:table-cell>
              <table:table-cell office:value-type="float" office:value="326496.818999988">
                <text:p>326496.8189999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1874890457953">
                <text:p>10.1874890457953</text:p>
              </table:table-cell>
              <table:table-cell office:value-type="float" office:value="326804.609999988">
                <text:p>326804.6099999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.184003249499">
                <text:p>10.184003249499</text:p>
              </table:table-cell>
              <table:table-cell office:value-type="float" office:value="327200.510999988">
                <text:p>327200.5109999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1783079022768">
                <text:p>10.1783079022768</text:p>
              </table:table-cell>
              <table:table-cell office:value-type="float" office:value="327857.875999988">
                <text:p>327857.8759999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.1750317390823">
                <text:p>10.1750317390823</text:p>
              </table:table-cell>
              <table:table-cell office:value-type="float" office:value="328224.355999987">
                <text:p>328224.3559999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.1715478525082">
                <text:p>10.1715478525082</text:p>
              </table:table-cell>
              <table:table-cell office:value-type="float" office:value="328620.256999987">
                <text:p>328620.2569999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.1678834911657">
                <text:p>10.1678834911657</text:p>
              </table:table-cell>
              <table:table-cell office:value-type="float" office:value="329068.759999987">
                <text:p>329068.7599999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.1653944798231">
                <text:p>10.1653944798231</text:p>
              </table:table-cell>
              <table:table-cell office:value-type="float" office:value="329339.265999987">
                <text:p>329339.2659999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.1614775087582">
                <text:p>10.1614775087582</text:p>
              </table:table-cell>
              <table:table-cell office:value-type="float" office:value="329819.484999988">
                <text:p>329819.4849999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.1568818212582">
                <text:p>10.1568818212582</text:p>
              </table:table-cell>
              <table:table-cell office:value-type="float" office:value="330334.997999988">
                <text:p>330334.9979999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.1537666814434">
                <text:p>10.1537666814434</text:p>
              </table:table-cell>
              <table:table-cell office:value-type="float" office:value="330705.542999988">
                <text:p>330705.5429999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.1520989937119">
                <text:p>10.1520989937119</text:p>
              </table:table-cell>
              <table:table-cell office:value-type="float" office:value="330871.795999988">
                <text:p>330871.7959999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.1501122772768">
                <text:p>10.1501122772768</text:p>
              </table:table-cell>
              <table:table-cell office:value-type="float" office:value="331183.094999988">
                <text:p>331183.0949999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.1465790376934">
                <text:p>10.1465790376934</text:p>
              </table:table-cell>
              <table:table-cell office:value-type="float" office:value="331568.252999988">
                <text:p>331568.2529999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.1440401187119">
                <text:p>10.1440401187119</text:p>
              </table:table-cell>
              <table:table-cell office:value-type="float" office:value="331901.170999988">
                <text:p>331901.1709999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.1398705749619">
                <text:p>10.1398705749619</text:p>
              </table:table-cell>
              <table:table-cell office:value-type="float" office:value="332332.277999988">
                <text:p>332332.2779999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.1367297821379">
                <text:p>10.1367297821379</text:p>
              </table:table-cell>
              <table:table-cell office:value-type="float" office:value="332739.740999988">
                <text:p>332739.7409999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.1323592277397">
                <text:p>10.1323592277397</text:p>
              </table:table-cell>
              <table:table-cell office:value-type="float" office:value="333261.759999988">
                <text:p>333261.7599999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.1296998596842">
                <text:p>10.1296998596842</text:p>
              </table:table-cell>
              <table:table-cell office:value-type="float" office:value="333605.964999988">
                <text:p>333605.9649999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.126704774036">
                <text:p>10.126704774036</text:p>
              </table:table-cell>
              <table:table-cell office:value-type="float" office:value="334006.899999989">
                <text:p>334006.8999999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.1222999460268">
                <text:p>10.1222999460268</text:p>
              </table:table-cell>
              <table:table-cell office:value-type="float" office:value="334539.254999988">
                <text:p>334539.2549999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.1192454694064">
                <text:p>10.1192454694064</text:p>
              </table:table-cell>
              <table:table-cell office:value-type="float" office:value="334916.337999988">
                <text:p>334916.3379999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.1165111582953">
                <text:p>10.1165111582953</text:p>
              </table:table-cell>
              <table:table-cell office:value-type="float" office:value="335192.487999989">
                <text:p>335192.4879999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.1146861175545">
                <text:p>10.1146861175545</text:p>
              </table:table-cell>
              <table:table-cell office:value-type="float" office:value="335476.912999989">
                <text:p>335476.9129999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.1118363988045">
                <text:p>10.1118363988045</text:p>
              </table:table-cell>
              <table:table-cell office:value-type="float" office:value="335809.830999988">
                <text:p>335809.8309999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.1078174763508">
                <text:p>10.1078174763508</text:p>
              </table:table-cell>
              <table:table-cell office:value-type="float" office:value="336398.506999988">
                <text:p>336398.5069999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.105557224036">
                <text:p>10.105557224036</text:p>
              </table:table-cell>
              <table:table-cell office:value-type="float" office:value="336552.182999989">
                <text:p>336552.1829999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.1029862332953">
                <text:p>10.1029862332953</text:p>
              </table:table-cell>
              <table:table-cell office:value-type="float" office:value="336922.175999988">
                <text:p>336922.1759999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.0997733064434">
                <text:p>10.0997733064434</text:p>
              </table:table-cell>
              <table:table-cell office:value-type="float" office:value="337265.274999988">
                <text:p>337265.2749999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.0963574404712">
                <text:p>10.0963574404712</text:p>
              </table:table-cell>
              <table:table-cell office:value-type="float" office:value="337757.048999988">
                <text:p>337757.0489999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.0918636374619">
                <text:p>10.0918636374619</text:p>
              </table:table-cell>
              <table:table-cell office:value-type="float" office:value="338241.406999988">
                <text:p>338241.4069999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.0887956858416">
                <text:p>10.0887956858416</text:p>
              </table:table-cell>
              <table:table-cell office:value-type="float" office:value="338673.433999988">
                <text:p>338673.43399998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.0855249103786">
                <text:p>10.0855249103786</text:p>
              </table:table-cell>
              <table:table-cell office:value-type="float" office:value="339027.855999988">
                <text:p>339027.8559999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.0821034231101">
                <text:p>10.0821034231101</text:p>
              </table:table-cell>
              <table:table-cell office:value-type="float" office:value="339448.320999988">
                <text:p>339448.32099998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.0781030749619">
                <text:p>10.0781030749619</text:p>
              </table:table-cell>
              <table:table-cell office:value-type="float" office:value="339872.497999988">
                <text:p>339872.4979999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.0747103469527">
                <text:p>10.0747103469527</text:p>
              </table:table-cell>
              <table:table-cell office:value-type="float" office:value="340341.561999988">
                <text:p>340341.5619999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.0715256256564">
                <text:p>10.0715256256564</text:p>
              </table:table-cell>
              <table:table-cell office:value-type="float" office:value="340777.102999988">
                <text:p>340777.1029999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.0679213270453">
                <text:p>10.0679213270453</text:p>
              </table:table-cell>
              <table:table-cell office:value-type="float" office:value="341181.806999988">
                <text:p>341181.8069999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.0653578696379">
                <text:p>10.0653578696379</text:p>
              </table:table-cell>
              <table:table-cell office:value-type="float" office:value="341515.880999988">
                <text:p>341515.8809999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.0614139219527">
                <text:p>10.0614139219527</text:p>
              </table:table-cell>
              <table:table-cell office:value-type="float" office:value="342001.422999988">
                <text:p>342001.42299998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.0572122265823">
                <text:p>10.0572122265823</text:p>
              </table:table-cell>
              <table:table-cell office:value-type="float" office:value="342517.064999987">
                <text:p>342517.0649999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.0548735782027">
                <text:p>10.0548735782027</text:p>
              </table:table-cell>
              <table:table-cell office:value-type="float" office:value="342861.756999987">
                <text:p>342861.75699998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.0528443339897">
                <text:p>10.0528443339897</text:p>
              </table:table-cell>
              <table:table-cell office:value-type="float" office:value="343124.070999987">
                <text:p>343124.07099998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.0505963409342">
                <text:p>10.0505963409342</text:p>
              </table:table-cell>
              <table:table-cell office:value-type="float" office:value="343383.455999987">
                <text:p>343383.4559999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.0470917934805">
                <text:p>10.0470917934805</text:p>
              </table:table-cell>
              <table:table-cell office:value-type="float" office:value="343827.437999987">
                <text:p>343827.4379999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.0434936511194">
                <text:p>10.0434936511194</text:p>
              </table:table-cell>
              <table:table-cell office:value-type="float" office:value="344265.524999987">
                <text:p>344265.52499998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.0395847981101">
                <text:p>10.0395847981101</text:p>
              </table:table-cell>
              <table:table-cell office:value-type="float" office:value="344761.031999988">
                <text:p>344761.0319999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.0363213027397">
                <text:p>10.0363213027397</text:p>
              </table:table-cell>
              <table:table-cell office:value-type="float" office:value="345192.093999987">
                <text:p>345192.09399998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.0320581196379">
                <text:p>10.0320581196379</text:p>
              </table:table-cell>
              <table:table-cell office:value-type="float" office:value="345694.710999987">
                <text:p>345694.71099998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.0291128374619">
                <text:p>10.0291128374619</text:p>
              </table:table-cell>
              <table:table-cell office:value-type="float" office:value="346072.553999986">
                <text:p>346072.55399998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.0254021048231">
                <text:p>10.0254021048231</text:p>
              </table:table-cell>
              <table:table-cell office:value-type="float" office:value="346533.672999987">
                <text:p>346533.67299998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.0226503513508">
                <text:p>10.0226503513508</text:p>
              </table:table-cell>
              <table:table-cell office:value-type="float" office:value="346871.932999986">
                <text:p>346871.93299998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.0195058050545">
                <text:p>10.0195058050545</text:p>
              </table:table-cell>
              <table:table-cell office:value-type="float" office:value="347279.395999986">
                <text:p>347279.3959999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.014950218249">
                <text:p>10.014950218249</text:p>
              </table:table-cell>
              <table:table-cell office:value-type="float" office:value="347852.691999986">
                <text:p>347852.6919999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.0126659103786">
                <text:p>10.0126659103786</text:p>
              </table:table-cell>
              <table:table-cell office:value-type="float" office:value="348122.782999986">
                <text:p>348122.78299998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.0092612170916">
                <text:p>10.0092612170916</text:p>
              </table:table-cell>
              <table:table-cell office:value-type="float" office:value="348558.290999986">
                <text:p>348558.2909999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.0058064828323">
                <text:p>10.0058064828323</text:p>
              </table:table-cell>
              <table:table-cell office:value-type="float" office:value="349052.685999985">
                <text:p>349052.6859999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.0027028025082">
                <text:p>10.0027028025082</text:p>
              </table:table-cell>
              <table:table-cell office:value-type="float" office:value="349562.191999987">
                <text:p>349562.19199998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.99921342519343">
                <text:p>9.99921342519343</text:p>
              </table:table-cell>
              <table:table-cell office:value-type="float" office:value="350010.694999987">
                <text:p>350010.69499998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.9956906867675">
                <text:p>9.9956906867675</text:p>
              </table:table-cell>
              <table:table-cell office:value-type="float" office:value="350428.143999987">
                <text:p>350428.14399998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.99299625852676">
                <text:p>9.99299625852676</text:p>
              </table:table-cell>
              <table:table-cell office:value-type="float" office:value="350761.061999987">
                <text:p>350761.06199998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.98940349000825">
                <text:p>9.98940349000825</text:p>
              </table:table-cell>
              <table:table-cell office:value-type="float" office:value="351237.475999987">
                <text:p>351237.47599998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.98594172727676">
                <text:p>9.98594172727676</text:p>
              </table:table-cell>
              <table:table-cell office:value-type="float" office:value="351651.806999987">
                <text:p>351651.80699998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98229930945269">
                <text:p>9.98229930945269</text:p>
              </table:table-cell>
              <table:table-cell office:value-type="float" office:value="352114.773999986">
                <text:p>352114.77399998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97898583607306">
                <text:p>9.97898583607306</text:p>
              </table:table-cell>
              <table:table-cell office:value-type="float" office:value="352547.864999987">
                <text:p>352547.86499998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97556185343417">
                <text:p>9.97556185343417</text:p>
              </table:table-cell>
              <table:table-cell office:value-type="float" office:value="353043.003999987">
                <text:p>353043.00399998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9722190768138">
                <text:p>9.9722190768138</text:p>
              </table:table-cell>
              <table:table-cell office:value-type="float" office:value="353486.985999987">
                <text:p>353486.98599998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96844769602676">
                <text:p>9.96844769602676</text:p>
              </table:table-cell>
              <table:table-cell office:value-type="float" office:value="353942.630999987">
                <text:p>353942.63099998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96673334764713">
                <text:p>9.96673334764713</text:p>
              </table:table-cell>
              <table:table-cell office:value-type="float" office:value="354167.286999986">
                <text:p>354167.2869999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96365634533232">
                <text:p>9.96365634533232</text:p>
              </table:table-cell>
              <table:table-cell office:value-type="float" office:value="354569.851999986">
                <text:p>354569.85199998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95895099000824">
                <text:p>9.95895099000824</text:p>
              </table:table-cell>
              <table:table-cell office:value-type="float" office:value="355163.011999987">
                <text:p>355163.01199998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95322654903602">
                <text:p>9.95322654903602</text:p>
              </table:table-cell>
              <table:table-cell office:value-type="float" office:value="356313.195999987">
                <text:p>356313.1959999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